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3.53mm"/>
    </style:style>
    <style:style style:name="co3" style:family="table-column">
      <style:table-column-properties fo:break-before="auto" style:column-width="193.23mm"/>
    </style:style>
    <style:style style:name="co4" style:family="table-column">
      <style:table-column-properties fo:break-before="auto" style:column-width="75.7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F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 table:style-name="Default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fondo(1).</text:p>
          </table:table-cell>
          <table:table-cell office:value-type="string" calcext:value-type="string">
            <text:p>Regla general 8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]&amp;&quot;', '&quot;&amp;[.D2]&amp;&quot;' , 1);&quot;" office:value-type="string" office:string-value="INSERT INTO ruler.predicado(dominio, nombre, descripcion, tipo_predicado) VALUES (4, 'periodo_liq_fondo(1).', 'Regla general 8' , 1);" calcext:value-type="string">
            <text:p>INSERT INTO ruler.predicado(dominio, nombre, descripcion, tipo_predicado) VALUES (4, 'periodo_liq_fondo(1).', 'Regla general 8' , 1);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fondo(2).</text:p>
          </table:table-cell>
          <table:table-cell office:value-type="string" calcext:value-type="string">
            <text:p>Regla general 8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3]&amp;&quot;', '&quot;&amp;[.D3]&amp;&quot;' , 1);&quot;" office:value-type="string" office:string-value="INSERT INTO ruler.predicado(dominio, nombre, descripcion, tipo_predicado) VALUES (4, 'periodo_liq_fondo(2).', 'Regla general 8' , 1);" calcext:value-type="string">
            <text:p>INSERT INTO ruler.predicado(dominio, nombre, descripcion, tipo_predicado) VALUES (4, 'periodo_liq_fondo(2).', 'Regla general 8' , 1);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pension(TD,P,V) :- pension_fun(TD,P,PF), pension_ud(TD,P,PU), V is PF + PU.</text:p>
          </table:table-cell>
          <table:table-cell office:value-type="string" calcext:value-type="string">
            <text:p>Pension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4]&amp;&quot;', '&quot;&amp;[.D4]&amp;&quot;' , 1);&quot;" office:value-type="string" office:string-value="INSERT INTO ruler.predicado(dominio, nombre, descripcion, tipo_predicado) VALUES (4, 'total_pension(TD,P,V) :- pension_fun(TD,P,PF), pension_ud(TD,P,PU), V is PF + PU.', 'Pension total. TD es el total devengado por la persona, P periodo' , 1);" calcext:value-type="string">
            <text:p>INSERT INTO ruler.predicado(dominio, nombre, descripcion, tipo_predicado) VALUES (4, 'total_pension(TD,P,V) :- pension_fun(TD,P,PF), pension_ud(TD,P,PU), V is PF + PU.', 'Pension total. TD es el total devengado por la persona, P periodo' , 1);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(TD @&lt; LI -&gt; PF is 0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5]&amp;&quot;', '&quot;&amp;[.D5]&amp;&quot;' , 1);&quot;" office:value-type="string" office:string-value="INSERT INTO ruler.predicado(dominio, nombre, descripcion, tipo_predicado) VALUES (4, 'porcentaje_fondo(TD,SM,PF) :- LI is 4 * SM, (TD @&lt; LI -&gt; PF is 0).', 'Porcentaje para fondo de solidaridad' , 1);" calcext:value-type="string">
            <text:p>INSERT INTO ruler.predicado(dominio, nombre, descripcion, tipo_predicado) VALUES (4, 'porcentaje_fondo(TD,SM,PF) :- LI is 4 * SM, (TD @&lt; LI -&gt; PF is 0).', 'Porcentaje para fondo de solidaridad' , 1);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LS is 16 * SM, (TD @&gt;= LI, TD @&lt; LS <text:s/>-&gt; PF is 0.01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6]&amp;&quot;', '&quot;&amp;[.D6]&amp;&quot;' , 1);&quot;" office:value-type="string" office:string-value="INSERT INTO ruler.predicado(dominio, nombre, descripcion, tipo_predicado) VALUES (4, 'porcentaje_fondo(TD,SM,PF) :- LI is 4 * SM, LS is 16 * SM, (TD @&gt;= LI, TD @&lt; LS  -&gt; PF is 0.01).', 'Porcentaje para fondo de solidaridad' , 1);" calcext:value-type="string">
            <text:p>INSERT INTO ruler.predicado(dominio, nombre, descripcion, tipo_predicado) VALUES (4, 'porcentaje_fondo(TD,SM,PF) :- LI is 4 * SM, LS is 16 * SM, (TD @&gt;= LI, TD @&lt; LS <text:s/>-&gt; PF is 0.01).', 'Porcentaje para fondo de solidaridad' , 1);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7 * SM, LS is 18 * SM, (TD @&gt;= LI, TD @&lt; LS <text:s/>-&gt; PF is 0.014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7]&amp;&quot;', '&quot;&amp;[.D7]&amp;&quot;' , 1);&quot;" office:value-type="string" office:string-value="INSERT INTO ruler.predicado(dominio, nombre, descripcion, tipo_predicado) VALUES (4, 'porcentaje_fondo(TD,SM,PF) :- LI is 17 * SM, LS is 18 * SM, (TD @&gt;= LI, TD @&lt; LS  -&gt; PF is 0.014).', 'Porcentaje para fondo de solidaridad' , 1);" calcext:value-type="string">
            <text:p>INSERT INTO ruler.predicado(dominio, nombre, descripcion, tipo_predicado) VALUES (4, 'porcentaje_fondo(TD,SM,PF) :- LI is 17 * SM, LS is 18 * SM, (TD @&gt;= LI, TD @&lt; LS <text:s/>-&gt; PF is 0.014).', 'Porcentaje para fondo de solidaridad' , 1);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8]&amp;&quot;', '&quot;&amp;[.D8]&amp;&quot;' , 1);&quot;" office:value-type="string" office:string-value="INSERT INTO ruler.predicado(dominio, nombre, descripcion, tipo_predicado) VALUES (4, 'porcentaje_gr(2016,3, 0.20).', 'factor que asocia porcentaje de para gastos de representacion segun cargo. Cargo 6 = secretario_general' , 1);" calcext:value-type="string">
            <text:p>INSERT INTO ruler.predicado(dominio, nombre, descripcion, tipo_predicado) VALUES (4, 'porcentaje_gr(2016,3, 0.20).', 'factor que asocia porcentaje de para gastos de representacion segun cargo. Cargo 6 = secretario_general' , 1);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SB(S,I,V) :- V is S*(1+I).</text:p>
          </table:table-cell>
          <table:table-cell office:value-type="string" calcext:value-type="string">
            <text:p>OperaciÃ³n para hallar nuevo salario basico, recibiendo S (Salario del cargo del funcionario), I(% de incremento) y retornando V como resultad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9]&amp;&quot;', '&quot;&amp;[.D9]&amp;&quot;' , 1);&quot;" office:value-type="string" office:string-value="INSERT INTO ruler.predicado(dominio, nombre, descripcion, tipo_predicado) VALUES (4, 'nuevo_SB(S,I,V) :- V is S*(1+I).', 'OperaciÃ³n para hallar nuevo salario basico, recibiendo S (Salario del cargo del funcionario), I(% de incremento) y retornando V como resultado' , 1);" calcext:value-type="string">
            <text:p>INSERT INTO ruler.predicado(dominio, nombre, descripcion, tipo_predicado) VALUES (4, 'nuevo_SB(S,I,V) :- V is S*(1+I).', 'OperaciÃ³n para hallar nuevo salario basico, recibiendo S (Salario del cargo del funcionario), I(% de incremento) y retornando V como resultado' , 1);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0]&amp;&quot;', '&quot;&amp;[.D10]&amp;&quot;' , 1);&quot;" office:value-type="string" office:string-value="INSERT INTO ruler.predicado(dominio, nombre, descripcion, tipo_predicado) VALUES (4, 'porcentaje_gr(2016,1, 0.50).', 'factor que asocia porcentaje de para gastos de representacion segun cargo. Cargo 1 = rector' , 1);" calcext:value-type="string">
            <text:p>INSERT INTO ruler.predicado(dominio, nombre, descripcion, tipo_predicado) VALUES (4, 'porcentaje_gr(2016,1, 0.50).', 'factor que asocia porcentaje de para gastos de representacion segun cargo. Cargo 1 = rector' , 1);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1]&amp;&quot;', '&quot;&amp;[.D11]&amp;&quot;' , 1);&quot;" office:value-type="string" office:string-value="INSERT INTO ruler.predicado(dominio, nombre, descripcion, tipo_predicado) VALUES (4, 'conceptos_ibc(nombreRegla1240).', 'Hecho que contiene nombre de concepto que debe ser tenido en cuenta para pagos de salud' , 1);" calcext:value-type="string">
            <text:p>INSERT INTO ruler.predicado(dominio, nombre, descripcion, tipo_predicado) VALUES (4, 'conceptos_ibc(nombreRegla1240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2]&amp;&quot;', '&quot;&amp;[.D12]&amp;&quot;' , 1);&quot;" office:value-type="string" office:string-value="INSERT INTO ruler.predicado(dominio, nombre, descripcion, tipo_predicado) VALUES (4, 'conceptos_ibc(nombreRegla1242).', 'Hecho que contiene nombre de concepto que debe ser tenido en cuenta para pagos de salud' , 1);" calcext:value-type="string">
            <text:p>INSERT INTO ruler.predicado(dominio, nombre, descripcion, tipo_predicado) VALUES (4, 'conceptos_ibc(nombreRegla1242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3]&amp;&quot;', '&quot;&amp;[.D13]&amp;&quot;' , 1);&quot;" office:value-type="string" office:string-value="INSERT INTO ruler.predicado(dominio, nombre, descripcion, tipo_predicado) VALUES (4, 'conceptos_ibc(nombreRegla1245).', 'Hecho que contiene nombre de concepto que debe ser tenido en cuenta para pagos de salud' , 1);" calcext:value-type="string">
            <text:p>INSERT INTO ruler.predicado(dominio, nombre, descripcion, tipo_predicado) VALUES (4, 'conceptos_ibc(nombreRegla1245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4]&amp;&quot;', '&quot;&amp;[.D14]&amp;&quot;' , 1);&quot;" office:value-type="string" office:string-value="INSERT INTO ruler.predicado(dominio, nombre, descripcion, tipo_predicado) VALUES (4, 'conceptos_ibc(nombreRegla1248).', 'Hecho que contiene nombre de concepto que debe ser tenido en cuenta para pagos de salud' , 1);" calcext:value-type="string">
            <text:p>INSERT INTO ruler.predicado(dominio, nombre, descripcion, tipo_predicado) VALUES (4, 'conceptos_ibc(nombreRegla1248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5]&amp;&quot;', '&quot;&amp;[.D15]&amp;&quot;' , 1);&quot;" office:value-type="string" office:string-value="INSERT INTO ruler.predicado(dominio, nombre, descripcion, tipo_predicado) VALUES (4, 'conceptos_ibc(nombreRegla1249).', 'Hecho que contiene nombre de concepto que debe ser tenido en cuenta para pagos de salud' , 1);" calcext:value-type="string">
            <text:p>INSERT INTO ruler.predicado(dominio, nombre, descripcion, tipo_predicado) VALUES (4, 'conceptos_ibc(nombreRegla1249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6]&amp;&quot;', '&quot;&amp;[.D16]&amp;&quot;' , 1);&quot;" office:value-type="string" office:string-value="INSERT INTO ruler.predicado(dominio, nombre, descripcion, tipo_predicado) VALUES (4, 'conceptos_ibc(nombreRegla1250).', 'Hecho que contiene nombre de concepto que debe ser tenido en cuenta para pagos de salud' , 1);" calcext:value-type="string">
            <text:p>INSERT INTO ruler.predicado(dominio, nombre, descripcion, tipo_predicado) VALUES (4, 'conceptos_ibc(nombreRegla1250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7]&amp;&quot;', '&quot;&amp;[.D17]&amp;&quot;' , 1);&quot;" office:value-type="string" office:string-value="INSERT INTO ruler.predicado(dominio, nombre, descripcion, tipo_predicado) VALUES (4, 'conceptos_ibc(nombreRegla1251).', 'Hecho que contiene nombre de concepto que debe ser tenido en cuenta para pagos de salud' , 1);" calcext:value-type="string">
            <text:p>INSERT INTO ruler.predicado(dominio, nombre, descripcion, tipo_predicado) VALUES (4, 'conceptos_ibc(nombreRegla1251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comision_norem).</text:p>
          </table:table-cell>
          <table:table-cell office:value-type="string" calcext:value-type="string">
            <text:p>Regla para tener en cuenta la comisión no remunerada en el cálculo de días a liquidar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8]&amp;&quot;', '&quot;&amp;[.D18]&amp;&quot;' , 1);&quot;" office:value-type="string" office:string-value="INSERT INTO ruler.predicado(dominio, nombre, descripcion, tipo_predicado) VALUES (4, 'afectacion_seguridad(comision_norem).', 'Regla para tener en cuenta la comisión no remunerada en el cálculo de días a liquidar' , 1);" calcext:value-type="string">
            <text:p>INSERT INTO ruler.predicado(dominio, nombre, descripcion, tipo_predicado) VALUES (4, 'afectacion_seguridad(comision_norem).', 'Regla para tener en cuenta la comisión no remunerada en el cálculo de días a liquidar' , 1);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3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9]&amp;&quot;', '&quot;&amp;[.D19]&amp;&quot;' , 1);&quot;" office:value-type="string" office:string-value="INSERT INTO ruler.predicado(dominio, nombre, descripcion, tipo_predicado) VALUES (4, 'conceptos_ibc(nombreRegla1253).', 'Hecho que contiene nombre de concepto que debe ser tenido en cuenta para pagos de salud' , 1);" calcext:value-type="string">
            <text:p>INSERT INTO ruler.predicado(dominio, nombre, descripcion, tipo_predicado) VALUES (4, 'conceptos_ibc(nombreRegla1253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0]&amp;&quot;', '&quot;&amp;[.D20]&amp;&quot;' , 1);&quot;" office:value-type="string" office:string-value="INSERT INTO ruler.predicado(dominio, nombre, descripcion, tipo_predicado) VALUES (4, 'conceptos_ibc(nombreRegla1254).', 'Hecho que contiene nombre de concepto que debe ser tenido en cuenta para pagos de salud' , 1);" calcext:value-type="string">
            <text:p>INSERT INTO ruler.predicado(dominio, nombre, descripcion, tipo_predicado) VALUES (4, 'conceptos_ibc(nombreRegla1254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1]&amp;&quot;', '&quot;&amp;[.D21]&amp;&quot;' , 1);&quot;" office:value-type="string" office:string-value="INSERT INTO ruler.predicado(dominio, nombre, descripcion, tipo_predicado) VALUES (4, 'conceptos_ibc(nombreRegla1257).', 'Hecho que contiene nombre de concepto que debe ser tenido en cuenta para pagos de salud' , 1);" calcext:value-type="string">
            <text:p>INSERT INTO ruler.predicado(dominio, nombre, descripcion, tipo_predicado) VALUES (4, 'conceptos_ibc(nombreRegla1257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licencia_norem).</text:p>
          </table:table-cell>
          <table:table-cell office:value-type="string" calcext:value-type="string">
            <text:p>Regla para tener en cuenta la licencia no remunerada en el cálculo de días a liquidar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2]&amp;&quot;', '&quot;&amp;[.D22]&amp;&quot;' , 1);&quot;" office:value-type="string" office:string-value="INSERT INTO ruler.predicado(dominio, nombre, descripcion, tipo_predicado) VALUES (4, 'afectacion_seguridad(licencia_norem).', 'Regla para tener en cuenta la licencia no remunerada en el cálculo de días a liquidar' , 1);" calcext:value-type="string">
            <text:p>INSERT INTO ruler.predicado(dominio, nombre, descripcion, tipo_predicado) VALUES (4, 'afectacion_seguridad(licencia_norem).', 'Regla para tener en cuenta la licencia no remunerada en el cálculo de días a liquidar' , 1);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_social(prueba,1,1,1,1,1,1).</text:p>
          </table:table-cell>
          <table:table-cell office:value-type="string" calcext:value-type="string">
            <text:p>Concepto de ejempl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3]&amp;&quot;', '&quot;&amp;[.D23]&amp;&quot;' , 1);&quot;" office:value-type="string" office:string-value="INSERT INTO ruler.predicado(dominio, nombre, descripcion, tipo_predicado) VALUES (4, 'seg_social(prueba,1,1,1,1,1,1).', 'Concepto de ejemplo' , 1);" calcext:value-type="string">
            <text:p>INSERT INTO ruler.predicado(dominio, nombre, descripcion, tipo_predicado) VALUES (4, 'seg_social(prueba,1,1,1,1,1,1).', 'Concepto de ejemplo' , 1);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ud_fun(TD,P,M,V):- \+(seg_social(comision_estudio,_,_,_,_,_,_)) -&gt; periodo_liq_salud(M),porcentaje_salud(P,PF), V is (TD * PF rnd 0).</text:p>
          </table:table-cell>
          <table:table-cell office:value-type="string" calcext:value-type="string">
            <text:p>Salud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4]&amp;&quot;', '&quot;&amp;[.D24]&amp;&quot;' , 1);&quot;" office:value-type="string" office:string-value="INSERT INTO ruler.predicado(dominio, nombre, descripcion, tipo_predicado) VALUES (4, 'salud_fun(TD,P,M,V):- \+(seg_social(comision_estudio,_,_,_,_,_,_)) -&gt; periodo_liq_salud(M),porcentaje_salud(P,PF), V is (TD * PF rnd 0).', 'Salud por funcionario. TD es el total devengado por la persona, P periodo' , 1);" calcext:value-type="string">
            <text:p>INSERT INTO ruler.predicado(dominio, nombre, descripcion, tipo_predicado) VALUES (4, 'salud_fun(TD,P,M,V):- \+(seg_social(comision_estudio,_,_,_,_,_,_)) -&gt; periodo_liq_salud(M),porcentaje_salud(P,PF), V is (TD * PF rnd 0).', 'Salud por funcionario. TD es el total devengado por la persona, P periodo' , 1);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5]&amp;&quot;', '&quot;&amp;[.D25]&amp;&quot;' , 1);&quot;" office:value-type="string" office:string-value="INSERT INTO ruler.predicado(dominio, nombre, descripcion, tipo_predicado) VALUES (4, 'conceptos_ibc(nombreRegla158).', 'Hecho que contiene nombre de concepto que debe ser tenido en cuenta para pagos de salud' , 1);" calcext:value-type="string">
            <text:p>INSERT INTO ruler.predicado(dominio, nombre, descripcion, tipo_predicado) VALUES (4, 'conceptos_ibc(nombreRegla158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6]&amp;&quot;', '&quot;&amp;[.D26]&amp;&quot;' , 1);&quot;" office:value-type="string" office:string-value="INSERT INTO ruler.predicado(dominio, nombre, descripcion, tipo_predicado) VALUES (4, 'conceptos_ibc(nombreRegla1252).', 'Hecho que contiene nombre de concepto que debe ser tenido en cuenta para pagos de salud' , 1);" calcext:value-type="string">
            <text:p>INSERT INTO ruler.predicado(dominio, nombre, descripcion, tipo_predicado) VALUES (4, 'conceptos_ibc(nombreRegla1252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dades_devengos(X):- devengo(V,N), conceptos_ibc(N), X is V.</text:p>
          </table:table-cell>
          <table:table-cell office:value-type="string" calcext:value-type="string">
            <text:p>Regla que verifica si la novedad de devengo debe ser tenida en cuenta para pagos de salud y pension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7]&amp;&quot;', '&quot;&amp;[.D27]&amp;&quot;' , 1);&quot;" office:value-type="string" office:string-value="INSERT INTO ruler.predicado(dominio, nombre, descripcion, tipo_predicado) VALUES (4, 'novedades_devengos(X):- devengo(V,N), conceptos_ibc(N), X is V.', 'Regla que verifica si la novedad de devengo debe ser tenida en cuenta para pagos de salud y pension' , 1);" calcext:value-type="string">
            <text:p>INSERT INTO ruler.predicado(dominio, nombre, descripcion, tipo_predicado) VALUES (4, 'novedades_devengos(X):- devengo(V,N), conceptos_ibc(N), X is V.', 'Regla que verifica si la novedad de devengo debe ser tenida en cuenta para pagos de salud y pension' , 1);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).</text:p>
          </table:table-cell>
          <table:table-cell office:value-type="string" calcext:value-type="string">
            <text:p>Hecho que contiene nombre de concepto que debe ser tenido en cuenta en ibc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8]&amp;&quot;', '&quot;&amp;[.D28]&amp;&quot;' , 1);&quot;" office:value-type="string" office:string-value="INSERT INTO ruler.predicado(dominio, nombre, descripcion, tipo_predicado) VALUES (4, 'conceptos_ibc(nombreRegla17).', 'Hecho que contiene nombre de concepto que debe ser tenido en cuenta en ibc' , 1);" calcext:value-type="string">
            <text:p>INSERT INTO ruler.predicado(dominio, nombre, descripcion, tipo_predicado) VALUES (4, 'conceptos_ibc(nombreRegla17).', 'Hecho que contiene nombre de concepto que debe ser tenido en cuenta en ibc' , 1);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salarioBase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9]&amp;&quot;', '&quot;&amp;[.D29]&amp;&quot;' , 1);&quot;" office:value-type="string" office:string-value="INSERT INTO ruler.predicado(dominio, nombre, descripcion, tipo_predicado) VALUES (4, 'concepto_ibc(salarioBase).', 'Hecho que contiene nombre de concepto que se tiene en cuenta para ibc' , 1);" calcext:value-type="string">
            <text:p>INSERT INTO ruler.predicado(dominio, nombre, descripcion, tipo_predicado) VALUES (4, 'concepto_ibc(salarioBase).', 'Hecho que contiene nombre de concepto que se tiene en cuenta para ibc' , 1);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gastosRep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30]&amp;&quot;', '&quot;&amp;[.D30]&amp;&quot;' , 1);&quot;" office:value-type="string" office:string-value="INSERT INTO ruler.predicado(dominio, nombre, descripcion, tipo_predicado) VALUES (4, 'concepto_ibc(gastosRep).', 'Hecho que contiene nombre de concepto que se tiene en cuenta para ibc' , 1);" calcext:value-type="string">
            <text:p>INSERT INTO ruler.predicado(dominio, nombre, descripcion, tipo_predicado) VALUES (4, 'concepto_ibc(gastosRep).', 'Hecho que contiene nombre de concepto que se tiene en cuenta para ibc' , 1);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bonServ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31]&amp;&quot;', '&quot;&amp;[.D31]&amp;&quot;' , 1);&quot;" office:value-type="string" office:string-value="INSERT INTO ruler.predicado(dominio, nombre, descripcion, tipo_predicado) VALUES (4, 'concepto_ibc(bonServ).', 'Hecho que contiene nombre de concepto que se tiene en cuenta para ibc' , 1);" calcext:value-type="string">
            <text:p>INSERT INTO ruler.predicado(dominio, nombre, descripcion, tipo_predicado) VALUES (4, 'concepto_ibc(bonServ).', 'Hecho que contiene nombre de concepto que se tiene en cuenta para ibc' , 1);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maAnt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32]&amp;&quot;', '&quot;&amp;[.D32]&amp;&quot;' , 1);&quot;" office:value-type="string" office:string-value="INSERT INTO ruler.predicado(dominio, nombre, descripcion, tipo_predicado) VALUES (4, 'concepto_ibc(primaAnt).', 'Hecho que contiene nombre de concepto que se tiene en cuenta para ibc' , 1);" calcext:value-type="string">
            <text:p>INSERT INTO ruler.predicado(dominio, nombre, descripcion, tipo_predicado) VALUES (4, 'concepto_ibc(primaAnt).', 'Hecho que contiene nombre de concepto que se tiene en cuenta para ibc' , 1);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33]&amp;&quot;', '&quot;&amp;[.D33]&amp;&quot;' , 1);&quot;" office:value-type="string" office:string-value="INSERT INTO ruler.predicado(dominio, nombre, descripcion, tipo_predicado) VALUES (4, 'conceptos_ibc(subsidioFa).', 'Hecho que contiene nombre de concepto que se tiene en cuenta para ibc' , 1);" calcext:value-type="string">
            <text:p>INSERT INTO ruler.predicado(dominio, nombre, descripcion, tipo_predicado) VALUES (4, 'conceptos_ibc(subsidioFa).', 'Hecho que contiene nombre de concepto que se tiene en cuenta para ibc' , 1);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ibc(V):- concepto_ibc(X), sumar_ibc(X,Y), V is Y.</text:p>
          </table:table-cell>
          <table:table-cell office:value-type="string" calcext:value-type="string">
            <text:p>Regla para calcular ibc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34]&amp;&quot;', '&quot;&amp;[.D34]&amp;&quot;' , 1);&quot;" office:value-type="string" office:string-value="INSERT INTO ruler.predicado(dominio, nombre, descripcion, tipo_predicado) VALUES (4, 'calcular_ibc(V):- concepto_ibc(X), sumar_ibc(X,Y), V is Y.', 'Regla para calcular ibc' , 1);" calcext:value-type="string">
            <text:p>INSERT INTO ruler.predicado(dominio, nombre, descripcion, tipo_predicado) VALUES (4, 'calcular_ibc(V):- concepto_ibc(X), sumar_ibc(X,Y), V is Y.', 'Regla para calcular ibc' , 1);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Tec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35]&amp;&quot;', '&quot;&amp;[.D35]&amp;&quot;' , 1);&quot;" office:value-type="string" office:string-value="INSERT INTO ruler.predicado(dominio, nombre, descripcion, tipo_predicado) VALUES (4, 'concepto_ibc(priTec).', 'Hecho que contiene nombre de concepto que se tiene en cuenta para ibc' , 1);" calcext:value-type="string">
            <text:p>INSERT INTO ruler.predicado(dominio, nombre, descripcion, tipo_predicado) VALUES (4, 'concepto_ibc(priTec).', 'Hecho que contiene nombre de concepto que se tiene en cuenta para ibc' , 1);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1).</text:p>
          </table:table-cell>
          <table:table-cell office:value-type="string" calcext:value-type="string">
            <text:p>Periodo para el que aplica cálculo de salud. 1 es la segunda quincena del me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36]&amp;&quot;', '&quot;&amp;[.D36]&amp;&quot;' , 1);&quot;" office:value-type="string" office:string-value="INSERT INTO ruler.predicado(dominio, nombre, descripcion, tipo_predicado) VALUES (4, 'periodo_liq_salud(1).', 'Periodo para el que aplica cálculo de salud. 1 es la segunda quincena del mes' , 1);" calcext:value-type="string">
            <text:p>INSERT INTO ruler.predicado(dominio, nombre, descripcion, tipo_predicado) VALUES (4, 'periodo_liq_salud(1).', 'Periodo para el que aplica cálculo de salud. 1 es la segunda quincena del mes' , 1);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2).</text:p>
          </table:table-cell>
          <table:table-cell office:value-type="string" calcext:value-type="string">
            <text:p>Periodo para el que aplica cálculo de salud. 2 es mes completo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37]&amp;&quot;', '&quot;&amp;[.D37]&amp;&quot;' , 1);&quot;" office:value-type="string" office:string-value="INSERT INTO ruler.predicado(dominio, nombre, descripcion, tipo_predicado) VALUES (4, 'periodo_liq_salud(2).', 'Periodo para el que aplica cálculo de salud. 2 es mes completo.' , 1);" calcext:value-type="string">
            <text:p>INSERT INTO ruler.predicado(dominio, nombre, descripcion, tipo_predicado) VALUES (4, 'periodo_liq_salud(2).', 'Periodo para el que aplica cálculo de salud. 2 es mes completo.' , 1);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1).</text:p>
          </table:table-cell>
          <table:table-cell office:value-type="string" calcext:value-type="string">
            <text:p>Periodo para el que aplica calculo de pension. 1 es segunda quincena del me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38]&amp;&quot;', '&quot;&amp;[.D38]&amp;&quot;' , 1);&quot;" office:value-type="string" office:string-value="INSERT INTO ruler.predicado(dominio, nombre, descripcion, tipo_predicado) VALUES (4, 'periodo_liq_pension(1).', 'Periodo para el que aplica calculo de pension. 1 es segunda quincena del mes' , 1);" calcext:value-type="string">
            <text:p>INSERT INTO ruler.predicado(dominio, nombre, descripcion, tipo_predicado) VALUES (4, 'periodo_liq_pension(1).', 'Periodo para el que aplica calculo de pension. 1 es segunda quincena del mes' , 1);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2).</text:p>
          </table:table-cell>
          <table:table-cell office:value-type="string" calcext:value-type="string">
            <text:p>Periodo para el que aplica cálculo de pension. 2 es mes completo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39]&amp;&quot;', '&quot;&amp;[.D39]&amp;&quot;' , 1);&quot;" office:value-type="string" office:string-value="INSERT INTO ruler.predicado(dominio, nombre, descripcion, tipo_predicado) VALUES (4, 'periodo_liq_pension(2).', 'Periodo para el que aplica cálculo de pension. 2 es mes completo.' , 1);" calcext:value-type="string">
            <text:p>INSERT INTO ruler.predicado(dominio, nombre, descripcion, tipo_predicado) VALUES (4, 'periodo_liq_pension(2).', 'Periodo para el que aplica cálculo de pension. 2 es mes completo.' , 1);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fun(TD,P,M,V):- periodo_liq_pension(M),porcentaje_pension(P,1,PF), V is (TD * PF rnd 0).</text:p>
          </table:table-cell>
          <table:table-cell office:value-type="string" calcext:value-type="string">
            <text:p>Pension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40]&amp;&quot;', '&quot;&amp;[.D40]&amp;&quot;' , 1);&quot;" office:value-type="string" office:string-value="INSERT INTO ruler.predicado(dominio, nombre, descripcion, tipo_predicado) VALUES (4, 'pension_fun(TD,P,M,V):- periodo_liq_pension(M),porcentaje_pension(P,1,PF), V is (TD * PF rnd 0).', 'Pension por funcionario. TD es el total devengado por la persona, P periodo' , 1);" calcext:value-type="string">
            <text:p>INSERT INTO ruler.predicado(dominio, nombre, descripcion, tipo_predicado) VALUES (4, 'pension_fun(TD,P,M,V):- periodo_liq_pension(M),porcentaje_pension(P,1,PF), V is (TD * PF rnd 0).', 'Pension por funcionario. TD es el total devengado por la persona, P periodo' , 1);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ps(DL,V):-(DL@&gt;=360 -&gt; V is 37; DL &lt; 90 -&gt; V is 0; V is ((DL*46) / 360 rnd 0)). </text:p>
          </table:table-cell>
          <table:table-cell office:value-type="string" calcext:value-type="string">
            <text:p>Regla para calcular días de liquidacion de prima semestr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41]&amp;&quot;', '&quot;&amp;[.D41]&amp;&quot;' , 1);&quot;" office:value-type="string" office:string-value="INSERT INTO ruler.predicado(dominio, nombre, descripcion, tipo_predicado) VALUES (4, 'dias_liq_ps(DL,V):-(DL@&gt;=360 -&gt; V is 37; DL &lt; 90 -&gt; V is 0; V is ((DL*46) / 360 rnd 0)). ', 'Regla para calcular días de liquidacion de prima semestral' , 1);" calcext:value-type="string">
            <text:p>INSERT INTO ruler.predicado(dominio, nombre, descripcion, tipo_predicado) VALUES (4, 'dias_liq_ps(DL,V):-(DL@&gt;=360 -&gt; V is 37; DL &lt; 90 -&gt; V is 0; V is ((DL*46) / 360 rnd 0)). ', 'Regla para calcular días de liquidacion de prima semestral' , 1);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4,15).</text:p>
          </table:table-cell>
          <table:table-cell office:value-type="string" calcext:value-type="string">
            <text:p>Para la nómina 4 (prima de vacaciones), los dias a liquidar son 15)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42]&amp;&quot;', '&quot;&amp;[.D42]&amp;&quot;' , 1);&quot;" office:value-type="string" office:string-value="INSERT INTO ruler.predicado(dominio, nombre, descripcion, tipo_predicado) VALUES (4, 'dias_liq_dic(FP,4,15).', 'Para la nómina 4 (prima de vacaciones), los dias a liquidar son 15).' , 1);" calcext:value-type="string">
            <text:p>INSERT INTO ruler.predicado(dominio, nombre, descripcion, tipo_predicado) VALUES (4, 'dias_liq_dic(FP,4,15).', 'Para la nómina 4 (prima de vacaciones), los dias a liquidar son 15).' , 1);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5,21).</text:p>
          </table:table-cell>
          <table:table-cell office:value-type="string" calcext:value-type="string">
            <text:p>Para la nómina 5 (sueldo vacaciones), los días a liquidar son 21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43]&amp;&quot;', '&quot;&amp;[.D43]&amp;&quot;' , 1);&quot;" office:value-type="string" office:string-value="INSERT INTO ruler.predicado(dominio, nombre, descripcion, tipo_predicado) VALUES (4, 'dias_liq_dic(FP,5,21).', 'Para la nómina 5 (sueldo vacaciones), los días a liquidar son 21' , 1);" calcext:value-type="string">
            <text:p>INSERT INTO ruler.predicado(dominio, nombre, descripcion, tipo_predicado) VALUES (4, 'dias_liq_dic(FP,5,21).', 'Para la nómina 5 (sueldo vacaciones), los días a liquidar son 21' , 1);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6,30).</text:p>
          </table:table-cell>
          <table:table-cell office:value-type="string" calcext:value-type="string">
            <text:p>Para la nómina 6 (prima navidad), los dias son 30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44]&amp;&quot;', '&quot;&amp;[.D44]&amp;&quot;' , 1);&quot;" office:value-type="string" office:string-value="INSERT INTO ruler.predicado(dominio, nombre, descripcion, tipo_predicado) VALUES (4, 'dias_liq_dic(FP,6,30).', 'Para la nómina 6 (prima navidad), los dias son 30' , 1);" calcext:value-type="string">
            <text:p>INSERT INTO ruler.predicado(dominio, nombre, descripcion, tipo_predicado) VALUES (4, 'dias_liq_dic(FP,6,30).', 'Para la nómina 6 (prima navidad), los dias son 30' , 1);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5).</text:p>
          </table:table-cell>
          <table:table-cell office:value-type="string" calcext:value-type="string">
            <text:p>Periodo para el que aplica la prima técnica. 6 es la prima de navida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45]&amp;&quot;', '&quot;&amp;[.D45]&amp;&quot;' , 1);&quot;" office:value-type="string" office:string-value="INSERT INTO ruler.predicado(dominio, nombre, descripcion, tipo_predicado) VALUES (4, 'periodo_primatec(5).', 'Periodo para el que aplica la prima técnica. 6 es la prima de navidad' , 1);" calcext:value-type="string">
            <text:p>INSERT INTO ruler.predicado(dominio, nombre, descripcion, tipo_predicado) VALUES (4, 'periodo_primatec(5).', 'Periodo para el que aplica la prima técnica. 6 es la prima de navidad' , 1);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5).</text:p>
          </table:table-cell>
          <table:table-cell office:value-type="string" calcext:value-type="string">
            <text:p>Periodo para el que aplican gastos de representación. 5 es el sueldo de vacaciones 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46]&amp;&quot;', '&quot;&amp;[.D46]&amp;&quot;' , 1);&quot;" office:value-type="string" office:string-value="INSERT INTO ruler.predicado(dominio, nombre, descripcion, tipo_predicado) VALUES (4, 'periodo_liq_gastosrep(5).', 'Periodo para el que aplican gastos de representación. 5 es el sueldo de vacaciones ' , 1);" calcext:value-type="string">
            <text:p>INSERT INTO ruler.predicado(dominio, nombre, descripcion, tipo_predicado) VALUES (4, 'periodo_liq_gastosrep(5).', 'Periodo para el que aplican gastos de representación. 5 es el sueldo de vacaciones ' , 1);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6).</text:p>
          </table:table-cell>
          <table:table-cell office:value-type="string" calcext:value-type="string">
            <text:p>Periodo para el que aplica calculo de gastos de representacion. 6 es la prima de navidad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47]&amp;&quot;', '&quot;&amp;[.D47]&amp;&quot;' , 1);&quot;" office:value-type="string" office:string-value="INSERT INTO ruler.predicado(dominio, nombre, descripcion, tipo_predicado) VALUES (4, 'periodo_liq_gastosrep(6).', 'Periodo para el que aplica calculo de gastos de representacion. 6 es la prima de navidad.' , 1);" calcext:value-type="string">
            <text:p>INSERT INTO ruler.predicado(dominio, nombre, descripcion, tipo_predicado) VALUES (4, 'periodo_liq_gastosrep(6).', 'Periodo para el que aplica calculo de gastos de representacion. 6 es la prima de navidad.' , 1);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5).</text:p>
          </table:table-cell>
          <table:table-cell office:value-type="string" calcext:value-type="string">
            <text:p>Periodo para el que aplica prima de antigüedad. 5 es sueldo de vacacione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48]&amp;&quot;', '&quot;&amp;[.D48]&amp;&quot;' , 1);&quot;" office:value-type="string" office:string-value="INSERT INTO ruler.predicado(dominio, nombre, descripcion, tipo_predicado) VALUES (4, 'periodo_liq_primaant(5).', 'Periodo para el que aplica prima de antigüedad. 5 es sueldo de vacaciones' , 1);" calcext:value-type="string">
            <text:p>INSERT INTO ruler.predicado(dominio, nombre, descripcion, tipo_predicado) VALUES (4, 'periodo_liq_primaant(5).', 'Periodo para el que aplica prima de antigüedad. 5 es sueldo de vacaciones' , 1);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6).</text:p>
          </table:table-cell>
          <table:table-cell office:value-type="string" calcext:value-type="string">
            <text:p>Periodo para el que aplica prima de antigüedad. 6 es prima navidad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49]&amp;&quot;', '&quot;&amp;[.D49]&amp;&quot;' , 1);&quot;" office:value-type="string" office:string-value="INSERT INTO ruler.predicado(dominio, nombre, descripcion, tipo_predicado) VALUES (4, 'periodo_liq_primaant(6).', 'Periodo para el que aplica prima de antigüedad. 6 es prima navidad.' , 1);" calcext:value-type="string">
            <text:p>INSERT INTO ruler.predicado(dominio, nombre, descripcion, tipo_predicado) VALUES (4, 'periodo_liq_primaant(6).', 'Periodo para el que aplica prima de antigüedad. 6 es prima navidad.' , 1);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5).</text:p>
          </table:table-cell>
          <table:table-cell office:value-type="string" calcext:value-type="string">
            <text:p>Periodo para el que aplica salario base. 5 es sueldo de vacaciones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50]&amp;&quot;', '&quot;&amp;[.D50]&amp;&quot;' , 1);&quot;" office:value-type="string" office:string-value="INSERT INTO ruler.predicado(dominio, nombre, descripcion, tipo_predicado) VALUES (4, 'periodo_sb(5).', 'Periodo para el que aplica salario base. 5 es sueldo de vacaciones.' , 1);" calcext:value-type="string">
            <text:p>INSERT INTO ruler.predicado(dominio, nombre, descripcion, tipo_predicado) VALUES (4, 'periodo_sb(5).', 'Periodo para el que aplica salario base. 5 es sueldo de vacaciones.' , 1);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6).</text:p>
          </table:table-cell>
          <table:table-cell office:value-type="string" calcext:value-type="string">
            <text:p>Periodo para el que aplica salario base. 6 es prima navida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51]&amp;&quot;', '&quot;&amp;[.D51]&amp;&quot;' , 1);&quot;" office:value-type="string" office:string-value="INSERT INTO ruler.predicado(dominio, nombre, descripcion, tipo_predicado) VALUES (4, 'periodo_sb(6).', 'Periodo para el que aplica salario base. 6 es prima navidad' , 1);" calcext:value-type="string">
            <text:p>INSERT INTO ruler.predicado(dominio, nombre, descripcion, tipo_predicado) VALUES (4, 'periodo_sb(6).', 'Periodo para el que aplica salario base. 6 es prima navidad' , 1);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4).</text:p>
          </table:table-cell>
          <table:table-cell office:value-type="string" calcext:value-type="string">
            <text:p>Periodo para el que aplica hallar prima técnica. 4 es la prima de vacacione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52]&amp;&quot;', '&quot;&amp;[.D52]&amp;&quot;' , 1);&quot;" office:value-type="string" office:string-value="INSERT INTO ruler.predicado(dominio, nombre, descripcion, tipo_predicado) VALUES (4, 'periodo_primatec(4).', 'Periodo para el que aplica hallar prima técnica. 4 es la prima de vacaciones' , 1);" calcext:value-type="string">
            <text:p>INSERT INTO ruler.predicado(dominio, nombre, descripcion, tipo_predicado) VALUES (4, 'periodo_primatec(4).', 'Periodo para el que aplica hallar prima técnica. 4 es la prima de vacaciones' , 1);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53]&amp;&quot;', '&quot;&amp;[.D53]&amp;&quot;' , 1);&quot;" office:value-type="string" office:string-value="INSERT INTO ruler.predicado(dominio, nombre, descripcion, tipo_predicado) VALUES (4, 'porcentaje_gr(2016,2, 0.50).', 'factor que asocia porcentaje de para gastos de representacion segun cargo. Cargo 2 = Vicerrector' , 1);" calcext:value-type="string">
            <text:p>INSERT INTO ruler.predicado(dominio, nombre, descripcion, tipo_predicado) VALUES (4, 'porcentaje_gr(2016,2, 0.50).', 'factor que asocia porcentaje de para gastos de representacion segun cargo. Cargo 2 = Vicerrector' , 1);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GR(S,I,V) :- V is S*(1+I).</text:p>
          </table:table-cell>
          <table:table-cell office:value-type="string" calcext:value-type="string">
            <text:p>Operacion para aumento sobre gastos de representacion, recibe S salario segun caRgo, I porcentaje de aument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54]&amp;&quot;', '&quot;&amp;[.D54]&amp;&quot;' , 1);&quot;" office:value-type="string" office:string-value="INSERT INTO ruler.predicado(dominio, nombre, descripcion, tipo_predicado) VALUES (4, 'nuevo_GR(S,I,V) :- V is S*(1+I).', 'Operacion para aumento sobre gastos de representacion, recibe S salario segun caRgo, I porcentaje de aumento' , 1);" calcext:value-type="string">
            <text:p>INSERT INTO ruler.predicado(dominio, nombre, descripcion, tipo_predicado) VALUES (4, 'nuevo_GR(S,I,V) :- V is S*(1+I).', 'Operacion para aumento sobre gastos de representacion, recibe S salario segun caRgo, I porcentaje de aumento' , 1);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trans(2016,153274,5928700).</text:p>
          </table:table-cell>
          <table:table-cell office:value-type="string" calcext:value-type="string">
            <text:p>Tope y valor de auxilio de transporte para 2016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55]&amp;&quot;', '&quot;&amp;[.D55]&amp;&quot;' , 1);&quot;" office:value-type="string" office:string-value="INSERT INTO ruler.predicado(dominio, nombre, descripcion, tipo_predicado) VALUES (4, 'parametro_auxilio_trans(2016,153274,5928700).', 'Tope y valor de auxilio de transporte para 2016' , 1);" calcext:value-type="string">
            <text:p>INSERT INTO ruler.predicado(dominio, nombre, descripcion, tipo_predicado) VALUES (4, 'parametro_auxilio_trans(2016,153274,5928700).', 'Tope y valor de auxilio de transporte para 2016' , 1);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ilio_transporte(S,P,DL,V) :- parametro_auxilio_trans(P,VA,TO), (S @&gt;= TO -&gt; V is 0 ; <text:s/>V is (DL/30)*VA).</text:p>
          </table:table-cell>
          <table:table-cell office:value-type="string" calcext:value-type="string">
            <text:p>Operacion de auxilio de transporte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56]&amp;&quot;', '&quot;&amp;[.D56]&amp;&quot;' , 1);&quot;" office:value-type="string" office:string-value="INSERT INTO ruler.predicado(dominio, nombre, descripcion, tipo_predicado) VALUES (4, 'auxilio_transporte(S,P,DL,V) :- parametro_auxilio_trans(P,VA,TO), (S @&gt;= TO -&gt; V is 0 ;  V is (DL/30)*VA).', 'Operacion de auxilio de transporte. Recibe S, salario, P periodo, DL dias a liquidar. Si S es mayor al tope, el auxilio es 0' , 1);" calcext:value-type="string">
            <text:p>INSERT INTO ruler.predicado(dominio, nombre, descripcion, tipo_predicado) VALUES (4, 'auxilio_transporte(S,P,DL,V) :- parametro_auxilio_trans(P,VA,TO), (S @&gt;= TO -&gt; V is 0 ; <text:s/>V is (DL/30)*VA).', 'Operacion de auxilio de transporte. Recibe S, salario, P periodo, DL dias a liquidar. Si S es mayor al tope, el auxilio es 0' , 1);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57]&amp;&quot;', '&quot;&amp;[.D57]&amp;&quot;' , 1);&quot;" office:value-type="string" office:string-value="INSERT INTO ruler.predicado(dominio, nombre, descripcion, tipo_predicado) VALUES (4, 'porcentaje_gr(2016,218, 0.30).', 'factor que asocia porcentaje de para gastos de representacion segun cargo. Cargo 5 = decano_de_universidad' , 1);" calcext:value-type="string">
            <text:p>INSERT INTO ruler.predicado(dominio, nombre, descripcion, tipo_predicado) VALUES (4, 'porcentaje_gr(2016,218, 0.30).', 'factor que asocia porcentaje de para gastos de representacion segun cargo. Cargo 5 = decano_de_universidad' , 1);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58]&amp;&quot;', '&quot;&amp;[.D58]&amp;&quot;' , 1);&quot;" office:value-type="string" office:string-value="INSERT INTO ruler.predicado(dominio, nombre, descripcion, tipo_predicado) VALUES (4, 'porcentaje_gr(2016,263, 0.50).', 'factor que asocia porcentaje de para gastos de representacion segun cargo. Cargo 3 = Vicerrector_academico' , 1);" calcext:value-type="string">
            <text:p>INSERT INTO ruler.predicado(dominio, nombre, descripcion, tipo_predicado) VALUES (4, 'porcentaje_gr(2016,263, 0.50).', 'factor que asocia porcentaje de para gastos de representacion segun cargo. Cargo 3 = Vicerrector_academico' , 1);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59]&amp;&quot;', '&quot;&amp;[.D59]&amp;&quot;' , 1);&quot;" office:value-type="string" office:string-value="INSERT INTO ruler.predicado(dominio, nombre, descripcion, tipo_predicado) VALUES (4, 'porcentaje_gr(2016,264, 0.50).', 'factor que asocia porcentaje de para gastos de representacion segun cargo. Cargo 4 = Vicerrector_admin_financiero' , 1);" calcext:value-type="string">
            <text:p>INSERT INTO ruler.predicado(dominio, nombre, descripcion, tipo_predicado) VALUES (4, 'porcentaje_gr(2016,264, 0.50).', 'factor que asocia porcentaje de para gastos de representacion segun cargo. Cargo 4 = Vicerrector_admin_financiero' , 1);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(S,DL,M,P,C,V) :- <text:s/>periodo_liq_gastosrep(M), porcentaje_gr(P,C,A),V is ((S*A)*(DL/30) rnd 0).</text:p>
          </table:table-cell>
          <table:table-cell office:value-type="string" calcext:value-type="string">
            <text:p>Operacion para gastos de representacion, recibe S salario segun cargo, DL dias a liqudar, C cargo (id cargo), devuelve V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60]&amp;&quot;', '&quot;&amp;[.D60]&amp;&quot;' , 1);&quot;" office:value-type="string" office:string-value="INSERT INTO ruler.predicado(dominio, nombre, descripcion, tipo_predicado) VALUES (4, 'gr(S,DL,M,P,C,V) :-  periodo_liq_gastosrep(M), porcentaje_gr(P,C,A),V is ((S*A)*(DL/30) rnd 0).', 'Operacion para gastos de representacion, recibe S salario segun cargo, DL dias a liqudar, C cargo (id cargo), devuelve V' , 1);" calcext:value-type="string">
            <text:p>INSERT INTO ruler.predicado(dominio, nombre, descripcion, tipo_predicado) VALUES (4, 'gr(S,DL,M,P,C,V) :- <text:s/>periodo_liq_gastosrep(M), porcentaje_gr(P,C,A),V is ((S*A)*(DL/30) rnd 0).', 'Operacion para gastos de representacion, recibe S salario segun cargo, DL dias a liqudar, C cargo (id cargo), devuelve V' , 1);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ali(2016,140932,5928700).</text:p>
          </table:table-cell>
          <table:table-cell office:value-type="string" calcext:value-type="string">
            <text:p>Tope y valor de auxilio de alimentaciÃ³n para 2016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61]&amp;&quot;', '&quot;&amp;[.D61]&amp;&quot;' , 1);&quot;" office:value-type="string" office:string-value="INSERT INTO ruler.predicado(dominio, nombre, descripcion, tipo_predicado) VALUES (4, 'parametro_auxilio_ali(2016,140932,5928700).', 'Tope y valor de auxilio de alimentaciÃ³n para 2016' , 1);" calcext:value-type="string">
            <text:p>INSERT INTO ruler.predicado(dominio, nombre, descripcion, tipo_predicado) VALUES (4, 'parametro_auxilio_ali(2016,140932,5928700).', 'Tope y valor de auxilio de alimentaciÃ³n para 2016' , 1);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idio_alimentacion(S,P,DL,V) :- parametro_auxilio_ali(P,VA,TO), (S @&gt;= TO -&gt; V is 0 ; <text:s/>V is (DL/30)*VA).</text:p>
          </table:table-cell>
          <table:table-cell office:value-type="string" calcext:value-type="string">
            <text:p>Operacion de auxilio de alimentos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62]&amp;&quot;', '&quot;&amp;[.D62]&amp;&quot;' , 1);&quot;" office:value-type="string" office:string-value="INSERT INTO ruler.predicado(dominio, nombre, descripcion, tipo_predicado) VALUES (4, 'subsidio_alimentacion(S,P,DL,V) :- parametro_auxilio_ali(P,VA,TO), (S @&gt;= TO -&gt; V is 0 ;  V is (DL/30)*VA).', 'Operacion de auxilio de alimentos. Recibe S, salario, P periodo, DL dias a liquidar. Si S es mayor al tope, el auxilio es 0' , 1);" calcext:value-type="string">
            <text:p>INSERT INTO ruler.predicado(dominio, nombre, descripcion, tipo_predicado) VALUES (4, 'subsidio_alimentacion(S,P,DL,V) :- parametro_auxilio_ali(P,VA,TO), (S @&gt;= TO -&gt; V is 0 ; <text:s/>V is (DL/30)*VA).', 'Operacion de auxilio de alimentos. Recibe S, salario, P periodo, DL dias a liquidar. Si S es mayor al tope, el auxilio es 0' , 1);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63]&amp;&quot;', '&quot;&amp;[.D63]&amp;&quot;' , 1);&quot;" office:value-type="string" office:string-value="INSERT INTO ruler.predicado(dominio, nombre, descripcion, tipo_predicado) VALUES (4, 'porcentaje_pa(2016, 1, 0).', 'Porcentaje para prima antiguedad. Segun rango de dias, existe un porcentaje' , 1);" calcext:value-type="string">
            <text:p>INSERT INTO ruler.predicado(dominio, nombre, descripcion, tipo_predicado) VALUES (4, 'porcentaje_pa(2016, 1, 0).', 'Porcentaje para prima antiguedad. Segun rango de dias, existe un porcentaje' , 1);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64]&amp;&quot;', '&quot;&amp;[.D64]&amp;&quot;' , 1);&quot;" office:value-type="string" office:string-value="INSERT INTO ruler.predicado(dominio, nombre, descripcion, tipo_predicado) VALUES (4, 'porcentaje_pa(2016,2,0.03).', 'Porcentaje para prima antiguedad. Segun rango de dias, existe un porcentaje' , 1);" calcext:value-type="string">
            <text:p>INSERT INTO ruler.predicado(dominio, nombre, descripcion, tipo_predicado) VALUES (4, 'porcentaje_pa(2016,2,0.03).', 'Porcentaje para prima antiguedad. Segun rango de dias, existe un porcentaje' , 1);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65]&amp;&quot;', '&quot;&amp;[.D65]&amp;&quot;' , 1);&quot;" office:value-type="string" office:string-value="INSERT INTO ruler.predicado(dominio, nombre, descripcion, tipo_predicado) VALUES (4, 'porcentaje_pa(2016,3,0.05).', 'Porcentaje para prima antiguedad. Segun rango de dias, existe un porcentaje' , 1);" calcext:value-type="string">
            <text:p>INSERT INTO ruler.predicado(dominio, nombre, descripcion, tipo_predicado) VALUES (4, 'porcentaje_pa(2016,3,0.05).', 'Porcentaje para prima antiguedad. Segun rango de dias, existe un porcentaje' , 1);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66]&amp;&quot;', '&quot;&amp;[.D66]&amp;&quot;' , 1);&quot;" office:value-type="string" office:string-value="INSERT INTO ruler.predicado(dominio, nombre, descripcion, tipo_predicado) VALUES (4, 'porcentaje_pa(2016,4,0.07).', 'Porcentaje para prima antiguedad. Segun rango de dias, existe un porcentaje' , 1);" calcext:value-type="string">
            <text:p>INSERT INTO ruler.predicado(dominio, nombre, descripcion, tipo_predicado) VALUES (4, 'porcentaje_pa(2016,4,0.07).', 'Porcentaje para prima antiguedad. Segun rango de dias, existe un porcentaje' , 1);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_laborados(A1,M1,D1,A2,M2,D2,V) :- A is (A2 - A1) * 12, (D2 @&lt; D1 -&gt; M is (M2 - M1) - 1; M is M2 - M1), V is A + M.</text:p>
          </table:table-cell>
          <table:table-cell office:value-type="string" calcext:value-type="string">
            <text:p>Operacion para hallar los meses entre la fecha actual y la fecha de ingreso de funcionario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67]&amp;&quot;', '&quot;&amp;[.D67]&amp;&quot;' , 1);&quot;" office:value-type="string" office:string-value="INSERT INTO ruler.predicado(dominio, nombre, descripcion, tipo_predicado) VALUES (4, 'meses_laborados(A1,M1,D1,A2,M2,D2,V) :- A is (A2 - A1) * 12, (D2 @&lt; D1 -&gt; M is (M2 - M1) - 1; M is M2 - M1), V is A + M.', 'Operacion para hallar los meses entre la fecha actual y la fecha de ingreso de funcionarios' , 1);" calcext:value-type="string">
            <text:p>INSERT INTO ruler.predicado(dominio, nombre, descripcion, tipo_predicado) VALUES (4, 'meses_laborados(A1,M1,D1,A2,M2,D2,V) :- A is (A2 - A1) * 12, (D2 @&lt; D1 -&gt; M is (M2 - M1) - 1; M is M2 - M1), V is A + M.', 'Operacion para hallar los meses entre la fecha actual y la fecha de ingreso de funcionarios' , 1);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aborados(A1,M1,D1,A2,M2,D2, V) :- meses_laborados(A1,M1,D1,A2,M2,D2, D), V is (D * 30).</text:p>
          </table:table-cell>
          <table:table-cell office:value-type="string" calcext:value-type="string">
            <text:p>Segun los meses laborados, calcula los dÃ­as laborados por funcionari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68]&amp;&quot;', '&quot;&amp;[.D68]&amp;&quot;' , 1);&quot;" office:value-type="string" office:string-value="INSERT INTO ruler.predicado(dominio, nombre, descripcion, tipo_predicado) VALUES (4, 'dias_laborados(A1,M1,D1,A2,M2,D2, V) :- meses_laborados(A1,M1,D1,A2,M2,D2, D), V is (D * 30).', 'Segun los meses laborados, calcula los dÃ­as laborados por funcionario' , 1);" calcext:value-type="string">
            <text:p>INSERT INTO ruler.predicado(dominio, nombre, descripcion, tipo_predicado) VALUES (4, 'dias_laborados(A1,M1,D1,A2,M2,D2, V) :- meses_laborados(A1,M1,D1,A2,M2,D2, D), V is (D * 30).', 'Segun los meses laborados, calcula los dÃ­as laborados por funcionario' , 1);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pa(DT,DPA) :- (DT @&gt; 0, DT @=&lt; 1440 -&gt; DPA is 1; DT @&gt;= 1441, DT @=&lt; 3240 -&gt; DPA is 2 ; DT @&gt;= 3241, DT @=&lt; 5040 -&gt; DPA is 3; DT @&gt;= 5041, DT @=&lt; 99999 -&gt; DPA is 4; DPA is 0).</text:p>
          </table:table-cell>
          <table:table-cell office:value-type="string" calcext:value-type="string">
            <text:p>CÃ¡lculo del porcentaje de prima de antiguedad segun los dias laborado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69]&amp;&quot;', '&quot;&amp;[.D69]&amp;&quot;' , 1);&quot;" office:value-type="string" office:string-value="INSERT INTO ruler.predicado(dominio, nombre, descripcion, tipo_predicado) VALUES (4, 'dias_pa(DT,DPA) :- (DT @&gt; 0, DT @=&lt; 1440 -&gt; DPA is 1; DT @&gt;= 1441, DT @=&lt; 3240 -&gt; DPA is 2 ; DT @&gt;= 3241, DT @=&lt; 5040 -&gt; DPA is 3; DT @&gt;= 5041, DT @=&lt; 99999 -&gt; DPA is 4; DPA is 0).', 'CÃ¡lculo del porcentaje de prima de antiguedad segun los dias laborados' , 1);" calcext:value-type="string">
            <text:p>INSERT INTO ruler.predicado(dominio, nombre, descripcion, tipo_predicado) VALUES (4, 'dias_pa(DT,DPA) :- (DT @&gt; 0, DT @=&lt; 1440 -&gt; DPA is 1; DT @&gt;= 1441, DT @=&lt; 3240 -&gt; DPA is 2 ; DT @&gt;= 3241, DT @=&lt; 5040 -&gt; DPA is 3; DT @&gt;= 5041, DT @=&lt; 99999 -&gt; DPA is 4; DPA is 0).', 'CÃ¡lculo del porcentaje de prima de antiguedad segun los dias laborados' , 1);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70]&amp;&quot;', '&quot;&amp;[.D70]&amp;&quot;' , 1);&quot;" office:value-type="string" office:string-value="INSERT INTO ruler.predicado(dominio, nombre, descripcion, tipo_predicado) VALUES (4, 'porcentaje_ps(2016,3, 0.05).', 'Porcentaje para prima secretarial. Segun rango de dias, existe un porcentaje' , 1);" calcext:value-type="string">
            <text:p>INSERT INTO ruler.predicado(dominio, nombre, descripcion, tipo_predicado) VALUES (4, 'porcentaje_ps(2016,3, 0.05).', 'Porcentaje para prima secretarial. Segun rango de dias, existe un porcentaje' , 1);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71]&amp;&quot;', '&quot;&amp;[.D71]&amp;&quot;' , 1);&quot;" office:value-type="string" office:string-value="INSERT INTO ruler.predicado(dominio, nombre, descripcion, tipo_predicado) VALUES (4, 'porcentaje_ps(2016,4, 0.07).', 'Porcentaje para prima secretarial. Segun rango de dias, existe un porcentaje' , 1);" calcext:value-type="string">
            <text:p>INSERT INTO ruler.predicado(dominio, nombre, descripcion, tipo_predicado) VALUES (4, 'porcentaje_ps(2016,4, 0.07).', 'Porcentaje para prima secretarial. Segun rango de dias, existe un porcentaje' , 1);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72]&amp;&quot;', '&quot;&amp;[.D72]&amp;&quot;' , 1);&quot;" office:value-type="string" office:string-value="INSERT INTO ruler.predicado(dominio, nombre, descripcion, tipo_predicado) VALUES (4, 'porcentaje_ps(2016,5, 0.09).', 'Porcentaje para prima secretarial. Segun rango de dias, existe un porcentaje' , 1);" calcext:value-type="string">
            <text:p>INSERT INTO ruler.predicado(dominio, nombre, descripcion, tipo_predicado) VALUES (4, 'porcentaje_ps(2016,5, 0.09).', 'Porcentaje para prima secretarial. Segun rango de dias, existe un porcentaje' , 1);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73]&amp;&quot;', '&quot;&amp;[.D73]&amp;&quot;' , 1);&quot;" office:value-type="string" office:string-value="INSERT INTO ruler.predicado(dominio, nombre, descripcion, tipo_predicado) VALUES (4, 'porcentaje_pension(2016,1, 0.04).', 'Porcentaje de pension para 1 = funcionario en 2016' , 1);" calcext:value-type="string">
            <text:p>INSERT INTO ruler.predicado(dominio, nombre, descripcion, tipo_predicado) VALUES (4, 'porcentaje_pension(2016,1, 0.04).', 'Porcentaje de pension para 1 = funcionario en 2016' , 1);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74]&amp;&quot;', '&quot;&amp;[.D74]&amp;&quot;' , 1);&quot;" office:value-type="string" office:string-value="INSERT INTO ruler.predicado(dominio, nombre, descripcion, tipo_predicado) VALUES (4, 'porcentaje_pension(2016,2, 0.125).', 'Porcentaje de pension para 2 = UD en 2016' , 1);" calcext:value-type="string">
            <text:p>INSERT INTO ruler.predicado(dominio, nombre, descripcion, tipo_predicado) VALUES (4, 'porcentaje_pension(2016,2, 0.125).', 'Porcentaje de pension para 2 = UD en 2016' , 1);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salud(TD,P,V) :- salud_fun(TD,P,SF), salud_ud(TD,P,SU), V is SF + SU.</text:p>
          </table:table-cell>
          <table:table-cell office:value-type="string" calcext:value-type="string">
            <text:p>Salud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75]&amp;&quot;', '&quot;&amp;[.D75]&amp;&quot;' , 1);&quot;" office:value-type="string" office:string-value="INSERT INTO ruler.predicado(dominio, nombre, descripcion, tipo_predicado) VALUES (4, 'total_salud(TD,P,V) :- salud_fun(TD,P,SF), salud_ud(TD,P,SU), V is SF + SU.', 'Salud total. TD es el total devengado por la persona, P periodo' , 1);" calcext:value-type="string">
            <text:p>INSERT INTO ruler.predicado(dominio, nombre, descripcion, tipo_predicado) VALUES (4, 'total_salud(TD,P,V) :- salud_fun(TD,P,SF), salud_ud(TD,P,SU), V is SF + SU.', 'Salud total. TD es el total devengado por la persona, P periodo' , 1);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ud(TD,P,V) :- porcentaje_pension(P,2,PF), V is (TD * PF rnd 0).</text:p>
          </table:table-cell>
          <table:table-cell office:value-type="string" calcext:value-type="string">
            <text:p>Pension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76]&amp;&quot;', '&quot;&amp;[.D76]&amp;&quot;' , 1);&quot;" office:value-type="string" office:string-value="INSERT INTO ruler.predicado(dominio, nombre, descripcion, tipo_predicado) VALUES (4, 'pension_ud(TD,P,V) :- porcentaje_pension(P,2,PF), V is (TD * PF rnd 0).', 'Pension por UD. TD es el total devengado por la persona, P periodo' , 1);" calcext:value-type="string">
            <text:p>INSERT INTO ruler.predicado(dominio, nombre, descripcion, tipo_predicado) VALUES (4, 'pension_ud(TD,P,V) :- porcentaje_pension(P,2,PF), V is (TD * PF rnd 0).', 'Pension por UD. TD es el total devengado por la persona, P periodo' , 1);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6 * SM, LS is 17 * SM, (TD @&gt;= LI, TD @&lt; LS <text:s/>-&gt; PF is 0.01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77]&amp;&quot;', '&quot;&amp;[.D77]&amp;&quot;' , 1);&quot;" office:value-type="string" office:string-value="INSERT INTO ruler.predicado(dominio, nombre, descripcion, tipo_predicado) VALUES (4, 'porcentaje_fondo(TD,SM,PF) :- LI is 16 * SM, LS is 17 * SM, (TD @&gt;= LI, TD @&lt; LS  -&gt; PF is 0.012).', 'Porcentaje para fondo de solidaridad' , 1);" calcext:value-type="string">
            <text:p>INSERT INTO ruler.predicado(dominio, nombre, descripcion, tipo_predicado) VALUES (4, 'porcentaje_fondo(TD,SM,PF) :- LI is 16 * SM, LS is 17 * SM, (TD @&gt;= LI, TD @&lt; LS <text:s/>-&gt; PF is 0.012).', 'Porcentaje para fondo de solidaridad' , 1);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8 * SM, LS is 19 * SM, (TD @&gt;= LI, TD @&lt; LS <text:s/>-&gt; PF is 0.016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78]&amp;&quot;', '&quot;&amp;[.D78]&amp;&quot;' , 1);&quot;" office:value-type="string" office:string-value="INSERT INTO ruler.predicado(dominio, nombre, descripcion, tipo_predicado) VALUES (4, 'porcentaje_fondo(TD,SM,PF) :- LI is 18 * SM, LS is 19 * SM, (TD @&gt;= LI, TD @&lt; LS  -&gt; PF is 0.016).', 'Porcentaje para fondo de solidaridad' , 1);" calcext:value-type="string">
            <text:p>INSERT INTO ruler.predicado(dominio, nombre, descripcion, tipo_predicado) VALUES (4, 'porcentaje_fondo(TD,SM,PF) :- LI is 18 * SM, LS is 19 * SM, (TD @&gt;= LI, TD @&lt; LS <text:s/>-&gt; PF is 0.016).', 'Porcentaje para fondo de solidaridad' , 1);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9 * SM, LS is 20 * SM, (TD @&gt;= LI, TD @=&lt; LS <text:s/>-&gt; PF is 0.018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79]&amp;&quot;', '&quot;&amp;[.D79]&amp;&quot;' , 1);&quot;" office:value-type="string" office:string-value="INSERT INTO ruler.predicado(dominio, nombre, descripcion, tipo_predicado) VALUES (4, 'porcentaje_fondo(TD,SM,PF) :- LI is 19 * SM, LS is 20 * SM, (TD @&gt;= LI, TD @=&lt; LS  -&gt; PF is 0.018).', 'Porcentaje para fondo de solidaridad' , 1);" calcext:value-type="string">
            <text:p>INSERT INTO ruler.predicado(dominio, nombre, descripcion, tipo_predicado) VALUES (4, 'porcentaje_fondo(TD,SM,PF) :- LI is 19 * SM, LS is 20 * SM, (TD @&gt;= LI, TD @=&lt; LS <text:s/>-&gt; PF is 0.018).', 'Porcentaje para fondo de solidaridad' , 1);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20 * SM, (TD @&gt; LI -&gt; PF is 0.0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80]&amp;&quot;', '&quot;&amp;[.D80]&amp;&quot;' , 1);&quot;" office:value-type="string" office:string-value="INSERT INTO ruler.predicado(dominio, nombre, descripcion, tipo_predicado) VALUES (4, 'porcentaje_fondo(TD,SM,PF) :- LI is 20 * SM, (TD @&gt; LI -&gt; PF is 0.02).', 'Porcentaje para fondo de solidaridad' , 1);" calcext:value-type="string">
            <text:p>INSERT INTO ruler.predicado(dominio, nombre, descripcion, tipo_predicado) VALUES (4, 'porcentaje_fondo(TD,SM,PF) :- LI is 20 * SM, (TD @&gt; LI -&gt; PF is 0.02).', 'Porcentaje para fondo de solidaridad' , 1);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81]&amp;&quot;', '&quot;&amp;[.D81]&amp;&quot;' , 1);&quot;" office:value-type="string" office:string-value="INSERT INTO ruler.predicado(dominio, nombre, descripcion, tipo_predicado) VALUES (4, 'porcentaje_ps(2016,1, 0).', 'Porcentaje para prima secretarial. Segun rango de dias, existe un porcentaje' , 1);" calcext:value-type="string">
            <text:p>INSERT INTO ruler.predicado(dominio, nombre, descripcion, tipo_predicado) VALUES (4, 'porcentaje_ps(2016,1, 0).', 'Porcentaje para prima secretarial. Segun rango de dias, existe un porcentaje' , 1);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salud(TD,P,V) :- salud_fun(TD,P,SF), salud_ud(TD,P,SU), V is SF + SU.</text:p>
          </table:table-cell>
          <table:table-cell office:value-type="string" calcext:value-type="string">
            <text:p>Salud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82]&amp;&quot;', '&quot;&amp;[.D82]&amp;&quot;' , 1);&quot;" office:value-type="string" office:string-value="INSERT INTO ruler.predicado(dominio, nombre, descripcion, tipo_predicado) VALUES (4, 'total_salud(TD,P,V) :- salud_fun(TD,P,SF), salud_ud(TD,P,SU), V is SF + SU.', 'Salud total. TD es el total devengado por la persona, P periodo' , 1);" calcext:value-type="string">
            <text:p>INSERT INTO ruler.predicado(dominio, nombre, descripcion, tipo_predicado) VALUES (4, 'total_salud(TD,P,V) :- salud_fun(TD,P,SF), salud_ud(TD,P,SU), V is SF + SU.', 'Salud total. TD es el total devengado por la persona, P periodo' , 1);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83]&amp;&quot;', '&quot;&amp;[.D83]&amp;&quot;' , 1);&quot;" office:value-type="string" office:string-value="INSERT INTO ruler.predicado(dominio, nombre, descripcion, tipo_predicado) VALUES (4, 'porcentaje_ps(2016,2, 0.03).', 'Porcentaje para prima secretarial. Segun rango de dias, existe un porcentaje' , 1);" calcext:value-type="string">
            <text:p>INSERT INTO ruler.predicado(dominio, nombre, descripcion, tipo_predicado) VALUES (4, 'porcentaje_ps(2016,2, 0.03).', 'Porcentaje para prima secretarial. Segun rango de dias, existe un porcentaje' , 1);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rio_minimo(2017, 737717).</text:p>
          </table:table-cell>
          <table:table-cell office:value-type="string" calcext:value-type="string">
            <text:p>Salario minimo mensual vigent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84]&amp;&quot;', '&quot;&amp;[.D84]&amp;&quot;' , 1);&quot;" office:value-type="string" office:string-value="INSERT INTO ruler.predicado(dominio, nombre, descripcion, tipo_predicado) VALUES (4, 'salario_minimo(2017, 737717).', 'Salario minimo mensual vigente' , 1);" calcext:value-type="string">
            <text:p>INSERT INTO ruler.predicado(dominio, nombre, descripcion, tipo_predicado) VALUES (4, 'salario_minimo(2017, 737717).', 'Salario minimo mensual vigente' , 1);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concept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85]&amp;&quot;', '&quot;&amp;[.D85]&amp;&quot;' , 1);&quot;" office:value-type="string" office:string-value="INSERT INTO ruler.predicado(dominio, nombre, descripcion, tipo_predicado) VALUES (4, 'info_concepto(X,T,P,N,R):- concepto(X,T,Y,N,Z,P), ((Y==fijo)-&gt;(R is Z)).', 'Informacion concepto' , 1);" calcext:value-type="string">
            <text:p>INSERT INTO ruler.predicado(dominio, nombre, descripcion, tipo_predicado) VALUES (4, 'info_concepto(X,T,P,N,R):- concepto(X,T,Y,N,Z,P), ((Y==fijo)-&gt;(R is Z)).', 'Informacion concepto' , 1);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6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86]&amp;&quot;', '&quot;&amp;[.D86]&amp;&quot;' , 1);&quot;" office:value-type="string" office:string-value="INSERT INTO ruler.predicado(dominio, nombre, descripcion, tipo_predicado) VALUES (4, 'p_salud(exterior_familia, 2016,0.015).', 'Salud por UD. TD es el total devengado por la persona, P periodo' , 1);" calcext:value-type="string">
            <text:p>INSERT INTO ruler.predicado(dominio, nombre, descripcion, tipo_predicado) VALUES (4, 'p_salud(exterior_familia, 2016,0.015).', 'Salud por UD. TD es el total devengado por la persona, P periodo' , 1);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 V):-seg_social(exterior_familia,_,_,_,_,_,_), p_salud(exterior_familia,P,PP), V is PP.</text:p>
          </table:table-cell>
          <table:table-cell office:value-type="string" calcext:value-type="string">
            <text:p>Porcentaje de salud para 1 = funcionario en 2016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87]&amp;&quot;', '&quot;&amp;[.D87]&amp;&quot;' , 1);&quot;" office:value-type="string" office:string-value="INSERT INTO ruler.predicado(dominio, nombre, descripcion, tipo_predicado) VALUES (4, 'porcentaje_salud(P, V):-seg_social(exterior_familia,_,_,_,_,_,_), p_salud(exterior_familia,P,PP), V is PP.', 'Porcentaje de salud para 1 = funcionario en 2016' , 1);" calcext:value-type="string">
            <text:p>INSERT INTO ruler.predicado(dominio, nombre, descripcion, tipo_predicado) VALUES (4, 'porcentaje_salud(P, V):-seg_social(exterior_familia,_,_,_,_,_,_), p_salud(exterior_familia,P,PP), V is PP.', 'Porcentaje de salud para 1 = funcionario en 2016' , 1);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V):- \+(seg_social(exterior_familia,_,_,_,_,_,_))-&gt; p_salud(otro,P,PP), V is PP.</text:p>
          </table:table-cell>
          <table:table-cell office:value-type="string" calcext:value-type="string">
            <text:p>Porcentaje de salud para 2 = UD en 2016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88]&amp;&quot;', '&quot;&amp;[.D88]&amp;&quot;' , 1);&quot;" office:value-type="string" office:string-value="INSERT INTO ruler.predicado(dominio, nombre, descripcion, tipo_predicado) VALUES (4, 'porcentaje_salud(P,V):- \+(seg_social(exterior_familia,_,_,_,_,_,_))-&gt; p_salud(otro,P,PP), V is PP.', 'Porcentaje de salud para 2 = UD en 2016' , 1);" calcext:value-type="string">
            <text:p>INSERT INTO ruler.predicado(dominio, nombre, descripcion, tipo_predicado) VALUES (4, 'porcentaje_salud(P,V):- \+(seg_social(exterior_familia,_,_,_,_,_,_))-&gt; p_salud(otro,P,PP), V is PP.', 'Porcentaje de salud para 2 = UD en 2016' , 1);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6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89]&amp;&quot;', '&quot;&amp;[.D89]&amp;&quot;' , 1);&quot;" office:value-type="string" office:string-value="INSERT INTO ruler.predicado(dominio, nombre, descripcion, tipo_predicado) VALUES (4, 'concepto(prueba, devengo, porcentaje, salud,0.5 , 2016).', 'Regla de prueba' , 1);" calcext:value-type="string">
            <text:p>INSERT INTO ruler.predicado(dominio, nombre, descripcion, tipo_predicado) VALUES (4, 'concepto(prueba, devengo, porcentaje, salud,0.5 , 2016).', 'Regla de prueba' , 1);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2).</text:p>
          </table:table-cell>
          <table:table-cell office:value-type="string" calcext:value-type="string">
            <text:p>Periodo a liquidar y dias a los que correpsonde. 2 es 30 días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90]&amp;&quot;', '&quot;&amp;[.D90]&amp;&quot;' , 1);&quot;" office:value-type="string" office:string-value="INSERT INTO ruler.predicado(dominio, nombre, descripcion, tipo_predicado) VALUES (4, 'periodo_sb(2).', 'Periodo a liquidar y dias a los que correpsonde. 2 es 30 días.' , 1);" calcext:value-type="string">
            <text:p>INSERT INTO ruler.predicado(dominio, nombre, descripcion, tipo_predicado) VALUES (4, 'periodo_sb(2).', 'Periodo a liquidar y dias a los que correpsonde. 2 es 30 días.' , 1);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0).</text:p>
          </table:table-cell>
          <table:table-cell office:value-type="string" calcext:value-type="string">
            <text:p>Periodo a liquidar y dias a los que corresponde. 0 es 15 dias de primera quincena del mes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91]&amp;&quot;', '&quot;&amp;[.D91]&amp;&quot;' , 1);&quot;" office:value-type="string" office:string-value="INSERT INTO ruler.predicado(dominio, nombre, descripcion, tipo_predicado) VALUES (4, 'periodo_sb(0).', 'Periodo a liquidar y dias a los que corresponde. 0 es 15 dias de primera quincena del mes.' , 1);" calcext:value-type="string">
            <text:p>INSERT INTO ruler.predicado(dominio, nombre, descripcion, tipo_predicado) VALUES (4, 'periodo_sb(0).', 'Periodo a liquidar y dias a los que corresponde. 0 es 15 dias de primera quincena del mes.' , 1);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3).</text:p>
          </table:table-cell>
          <table:table-cell office:value-type="string" calcext:value-type="string">
            <text:p>Periodo a liquidar y dias a los que corresponde. 3 es mes de junio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92]&amp;&quot;', '&quot;&amp;[.D92]&amp;&quot;' , 1);&quot;" office:value-type="string" office:string-value="INSERT INTO ruler.predicado(dominio, nombre, descripcion, tipo_predicado) VALUES (4, 'periodo_sb(3).', 'Periodo a liquidar y dias a los que corresponde. 3 es mes de junio.' , 1);" calcext:value-type="string">
            <text:p>INSERT INTO ruler.predicado(dominio, nombre, descripcion, tipo_predicado) VALUES (4, 'periodo_sb(3).', 'Periodo a liquidar y dias a los que corresponde. 3 es mes de junio.' , 1);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1).</text:p>
          </table:table-cell>
          <table:table-cell office:value-type="string" calcext:value-type="string">
            <text:p>Periodo a liquidar y dias a los que corresponde. 1 es 15 dias de la segunda quincena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93]&amp;&quot;', '&quot;&amp;[.D93]&amp;&quot;' , 1);&quot;" office:value-type="string" office:string-value="INSERT INTO ruler.predicado(dominio, nombre, descripcion, tipo_predicado) VALUES (4, 'periodo_sb(1).', 'Periodo a liquidar y dias a los que corresponde. 1 es 15 dias de la segunda quincena.' , 1);" calcext:value-type="string">
            <text:p>INSERT INTO ruler.predicado(dominio, nombre, descripcion, tipo_predicado) VALUES (4, 'periodo_sb(1).', 'Periodo a liquidar y dias a los que corresponde. 1 es 15 dias de la segunda quincena.' , 1);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1).</text:p>
          </table:table-cell>
          <table:table-cell office:value-type="string" calcext:value-type="string">
            <text:p>Periodo para el cual se debe hallar el concepto de gastos de representacion. Si es 1, es fin de mes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94]&amp;&quot;', '&quot;&amp;[.D94]&amp;&quot;' , 1);&quot;" office:value-type="string" office:string-value="INSERT INTO ruler.predicado(dominio, nombre, descripcion, tipo_predicado) VALUES (4, 'periodo_liq_gastosrep(1).', 'Periodo para el cual se debe hallar el concepto de gastos de representacion. Si es 1, es fin de mes.' , 1);" calcext:value-type="string">
            <text:p>INSERT INTO ruler.predicado(dominio, nombre, descripcion, tipo_predicado) VALUES (4, 'periodo_liq_gastosrep(1).', 'Periodo para el cual se debe hallar el concepto de gastos de representacion. Si es 1, es fin de mes.' , 1);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2).</text:p>
          </table:table-cell>
          <table:table-cell office:value-type="string" calcext:value-type="string">
            <text:p>Periodo para el cual se debe hallar el concepto de gastos de representacion. Si es 2, es liquidacion a 30 dias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95]&amp;&quot;', '&quot;&amp;[.D95]&amp;&quot;' , 1);&quot;" office:value-type="string" office:string-value="INSERT INTO ruler.predicado(dominio, nombre, descripcion, tipo_predicado) VALUES (4, 'periodo_liq_gastosrep(2).', 'Periodo para el cual se debe hallar el concepto de gastos de representacion. Si es 2, es liquidacion a 30 dias.' , 1);" calcext:value-type="string">
            <text:p>INSERT INTO ruler.predicado(dominio, nombre, descripcion, tipo_predicado) VALUES (4, 'periodo_liq_gastosrep(2).', 'Periodo para el cual se debe hallar el concepto de gastos de representacion. Si es 2, es liquidacion a 30 dias.' , 1);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3).</text:p>
          </table:table-cell>
          <table:table-cell office:value-type="string" calcext:value-type="string">
            <text:p>Periodo para el cual se debe hallar el concepto de gastos de representacion. Si es 3, junio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96]&amp;&quot;', '&quot;&amp;[.D96]&amp;&quot;' , 1);&quot;" office:value-type="string" office:string-value="INSERT INTO ruler.predicado(dominio, nombre, descripcion, tipo_predicado) VALUES (4, 'periodo_liq_gastosrep(3).', 'Periodo para el cual se debe hallar el concepto de gastos de representacion. Si es 3, junio.' , 1);" calcext:value-type="string">
            <text:p>INSERT INTO ruler.predicado(dominio, nombre, descripcion, tipo_predicado) VALUES (4, 'periodo_liq_gastosrep(3).', 'Periodo para el cual se debe hallar el concepto de gastos de representacion. Si es 3, junio.' , 1);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2).</text:p>
          </table:table-cell>
          <table:table-cell office:value-type="string" calcext:value-type="string">
            <text:p>Periodo para el cual se debe hallar el concepto de gastos de representacion. Es 5 pues es anual, segun el empleado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97]&amp;&quot;', '&quot;&amp;[.D97]&amp;&quot;' , 1);&quot;" office:value-type="string" office:string-value="INSERT INTO ruler.predicado(dominio, nombre, descripcion, tipo_predicado) VALUES (4, 'periodo_liq_bonserv(2).', 'Periodo para el cual se debe hallar el concepto de gastos de representacion. Es 5 pues es anual, segun el empleado.' , 1);" calcext:value-type="string">
            <text:p>INSERT INTO ruler.predicado(dominio, nombre, descripcion, tipo_predicado) VALUES (4, 'periodo_liq_bonserv(2).', 'Periodo para el cual se debe hallar el concepto de gastos de representacion. Es 5 pues es anual, segun el empleado.' , 1);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1).</text:p>
          </table:table-cell>
          <table:table-cell office:value-type="string" calcext:value-type="string">
            <text:p>Periodo para el cual se debe hallar el concepto de prima de antiguedad. Si es 1, es la segunda quincena del me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98]&amp;&quot;', '&quot;&amp;[.D98]&amp;&quot;' , 1);&quot;" office:value-type="string" office:string-value="INSERT INTO ruler.predicado(dominio, nombre, descripcion, tipo_predicado) VALUES (4, 'periodo_liq_primaant(1).', 'Periodo para el cual se debe hallar el concepto de prima de antiguedad. Si es 1, es la segunda quincena del mes' , 1);" calcext:value-type="string">
            <text:p>INSERT INTO ruler.predicado(dominio, nombre, descripcion, tipo_predicado) VALUES (4, 'periodo_liq_primaant(1).', 'Periodo para el cual se debe hallar el concepto de prima de antiguedad. Si es 1, es la segunda quincena del mes' , 1);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2).</text:p>
          </table:table-cell>
          <table:table-cell office:value-type="string" calcext:value-type="string">
            <text:p>Periodo para el cual se debe hallar el concepto de prima de antiguedad. Si es 2, son los 30 dias del me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99]&amp;&quot;', '&quot;&amp;[.D99]&amp;&quot;' , 1);&quot;" office:value-type="string" office:string-value="INSERT INTO ruler.predicado(dominio, nombre, descripcion, tipo_predicado) VALUES (4, 'periodo_liq_primaant(2).', 'Periodo para el cual se debe hallar el concepto de prima de antiguedad. Si es 2, son los 30 dias del mes' , 1);" calcext:value-type="string">
            <text:p>INSERT INTO ruler.predicado(dominio, nombre, descripcion, tipo_predicado) VALUES (4, 'periodo_liq_primaant(2).', 'Periodo para el cual se debe hallar el concepto de prima de antiguedad. Si es 2, son los 30 dias del mes' , 1);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3).</text:p>
          </table:table-cell>
          <table:table-cell office:value-type="string" calcext:value-type="string">
            <text:p>Periodo para el cual se debe hallar el concepto de prima de antiguedad. Si es 3, es juni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00]&amp;&quot;', '&quot;&amp;[.D100]&amp;&quot;' , 1);&quot;" office:value-type="string" office:string-value="INSERT INTO ruler.predicado(dominio, nombre, descripcion, tipo_predicado) VALUES (4, 'periodo_liq_primaant(3).', 'Periodo para el cual se debe hallar el concepto de prima de antiguedad. Si es 3, es junio' , 1);" calcext:value-type="string">
            <text:p>INSERT INTO ruler.predicado(dominio, nombre, descripcion, tipo_predicado) VALUES (4, 'periodo_liq_primaant(3).', 'Periodo para el cual se debe hallar el concepto de prima de antiguedad. Si es 3, es junio' , 1);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1).</text:p>
          </table:table-cell>
          <table:table-cell office:value-type="string" calcext:value-type="string">
            <text:p>Periodo para el cual se debe hallar el concepto de prima secretarial. Si es 1, es la segunda quincena del mes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01]&amp;&quot;', '&quot;&amp;[.D101]&amp;&quot;' , 1);&quot;" office:value-type="string" office:string-value="INSERT INTO ruler.predicado(dominio, nombre, descripcion, tipo_predicado) VALUES (4, 'periodo_liq_primsec(1).', 'Periodo para el cual se debe hallar el concepto de prima secretarial. Si es 1, es la segunda quincena del mes.' , 1);" calcext:value-type="string">
            <text:p>INSERT INTO ruler.predicado(dominio, nombre, descripcion, tipo_predicado) VALUES (4, 'periodo_liq_primsec(1).', 'Periodo para el cual se debe hallar el concepto de prima secretarial. Si es 1, es la segunda quincena del mes.' , 1);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84).</text:p>
          </table:table-cell>
          <table:table-cell office:value-type="string" calcext:value-type="string">
            <text:p>Ids de cargo de secretari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02]&amp;&quot;', '&quot;&amp;[.D102]&amp;&quot;' , 1);&quot;" office:value-type="string" office:string-value="INSERT INTO ruler.predicado(dominio, nombre, descripcion, tipo_predicado) VALUES (4, 'secretario(84).', 'Ids de cargo de secretario' , 1);" calcext:value-type="string">
            <text:p>INSERT INTO ruler.predicado(dominio, nombre, descripcion, tipo_predicado) VALUES (4, 'secretario(84).', 'Ids de cargo de secretario' , 1);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3).</text:p>
          </table:table-cell>
          <table:table-cell office:value-type="string" calcext:value-type="string">
            <text:p>Periodo de liquidacion para bonificacion por servicio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03]&amp;&quot;', '&quot;&amp;[.D103]&amp;&quot;' , 1);&quot;" office:value-type="string" office:string-value="INSERT INTO ruler.predicado(dominio, nombre, descripcion, tipo_predicado) VALUES (4, 'periodo_liq_bonserv(3).', 'Periodo de liquidacion para bonificacion por servicios' , 1);" calcext:value-type="string">
            <text:p>INSERT INTO ruler.predicado(dominio, nombre, descripcion, tipo_predicado) VALUES (4, 'periodo_liq_bonserv(3).', 'Periodo de liquidacion para bonificacion por servicios' , 1);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1).</text:p>
          </table:table-cell>
          <table:table-cell office:value-type="string" calcext:value-type="string">
            <text:p>Operacion para gastos de representacion, para manejar excepcion de cargos que no apliquen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04]&amp;&quot;', '&quot;&amp;[.D104]&amp;&quot;' , 1);&quot;" office:value-type="string" office:string-value="INSERT INTO ruler.predicado(dominio, nombre, descripcion, tipo_predicado) VALUES (4, 'periodo_liq_bonserv(1).', 'Operacion para gastos de representacion, para manejar excepcion de cargos que no apliquen' , 1);" calcext:value-type="string">
            <text:p>INSERT INTO ruler.predicado(dominio, nombre, descripcion, tipo_predicado) VALUES (4, 'periodo_liq_bonserv(1).', 'Operacion para gastos de representacion, para manejar excepcion de cargos que no apliquen' , 1);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(S,M,DL,V):- <text:s/>periodo_sb(M), V is ((DL/30)*S rnd 0).</text:p>
          </table:table-cell>
          <table:table-cell office:value-type="string" calcext:value-type="string">
            <text:p>OperaciÃ³n para hallar salario basico, recibiendo S (Salario del cargo del funcionario), DL (dias a liquidar) y retornando V como resultad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05]&amp;&quot;', '&quot;&amp;[.D105]&amp;&quot;' , 1);&quot;" office:value-type="string" office:string-value="INSERT INTO ruler.predicado(dominio, nombre, descripcion, tipo_predicado) VALUES (4, 'sb(S,M,DL,V):-  periodo_sb(M), V is ((DL/30)*S rnd 0).', 'OperaciÃ³n para hallar salario basico, recibiendo S (Salario del cargo del funcionario), DL (dias a liquidar) y retornando V como resultado' , 1);" calcext:value-type="string">
            <text:p>INSERT INTO ruler.predicado(dominio, nombre, descripcion, tipo_predicado) VALUES (4, 'sb(S,M,DL,V):- <text:s/>periodo_sb(M), V is ((DL/30)*S rnd 0).', 'OperaciÃ³n para hallar salario basico, recibiendo S (Salario del cargo del funcionario), DL (dias a liquidar) y retornando V como resultado' , 1);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c_obli_planta(fondoSolidaridad, TD, P,M, V):- fondo_solidaridad_fun(TD,P,M,V).</text:p>
          </table:table-cell>
          <table:table-cell office:value-type="string" calcext:value-type="string">
            <text:p>Regla general 8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06]&amp;&quot;', '&quot;&amp;[.D106]&amp;&quot;' , 1);&quot;" office:value-type="string" office:string-value="INSERT INTO ruler.predicado(dominio, nombre, descripcion, tipo_predicado) VALUES (4, 'desc_obli_planta(fondoSolidaridad, TD, P,M, V):- fondo_solidaridad_fun(TD,P,M,V).', 'Regla general 8' , 1);" calcext:value-type="string">
            <text:p>INSERT INTO ruler.predicado(dominio, nombre, descripcion, tipo_predicado) VALUES (4, 'desc_obli_planta(fondoSolidaridad, TD, P,M, V):- fondo_solidaridad_fun(TD,P,M,V).', 'Regla general 8' , 1);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tecnica(S,DL,M,V) :- porcentaje_pt(PT),periodo_primatec(M), X is PT/ 100, V is ((S*X) * (DL/30) rnd 0).</text:p>
          </table:table-cell>
          <table:table-cell office:value-type="string" calcext:value-type="string">
            <text:p>Operacion para prima tecnica. Recibe S salario por cargo, DL dias a liquidar. P % prima tecnica por funcionario. Devuelve V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07]&amp;&quot;', '&quot;&amp;[.D107]&amp;&quot;' , 1);&quot;" office:value-type="string" office:string-value="INSERT INTO ruler.predicado(dominio, nombre, descripcion, tipo_predicado) VALUES (4, 'prima_tecnica(S,DL,M,V) :- porcentaje_pt(PT),periodo_primatec(M), X is PT/ 100, V is ((S*X) * (DL/30) rnd 0).', 'Operacion para prima tecnica. Recibe S salario por cargo, DL dias a liquidar. P % prima tecnica por funcionario. Devuelve V' , 1);" calcext:value-type="string">
            <text:p>INSERT INTO ruler.predicado(dominio, nombre, descripcion, tipo_predicado) VALUES (4, 'prima_tecnica(S,DL,M,V) :- porcentaje_pt(PT),periodo_primatec(M), X is PT/ 100, V is ((S*X) * (DL/30) rnd 0).', 'Operacion para prima tecnica. Recibe S salario por cargo, DL dias a liquidar. P % prima tecnica por funcionario. Devuelve V' , 1);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ingreso_retencion(11).</text:p>
          </table:table-cell>
          <table:table-cell table:style-name="ce1" office:value-type="string" calcext:value-type="string">
            <text:p>El concepto 11 aplica para ingreso en retefuent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08]&amp;&quot;', '&quot;&amp;[.D108]&amp;&quot;' , 1);&quot;" office:value-type="string" office:string-value="INSERT INTO ruler.predicado(dominio, nombre, descripcion, tipo_predicado) VALUES (4, 'aplica_ingreso_retencion(11).', 'El concepto 11 aplica para ingreso en retefuente' , 1);" calcext:value-type="string">
            <text:p>INSERT INTO ruler.predicado(dominio, nombre, descripcion, tipo_predicado) VALUES (4, 'aplica_ingreso_retencion(11).', 'El concepto 11 aplica para ingreso en retefuente' , 1);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ingreso_retencion(1174).</text:p>
          </table:table-cell>
          <table:table-cell table:style-name="ce1" office:value-type="string" calcext:value-type="string">
            <text:p>El concepto 1174 aplica para ingreso en retefuent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09]&amp;&quot;', '&quot;&amp;[.D109]&amp;&quot;' , 1);&quot;" office:value-type="string" office:string-value="INSERT INTO ruler.predicado(dominio, nombre, descripcion, tipo_predicado) VALUES (4, 'aplica_ingreso_retencion(1174).', 'El concepto 1174 aplica para ingreso en retefuente' , 1);" calcext:value-type="string">
            <text:p>INSERT INTO ruler.predicado(dominio, nombre, descripcion, tipo_predicado) VALUES (4, 'aplica_ingreso_retencion(1174).', 'El concepto 1174 aplica para ingreso en retefuente' , 1);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ingreso_retencion(111).</text:p>
          </table:table-cell>
          <table:table-cell table:style-name="ce1" office:value-type="string" calcext:value-type="string">
            <text:p>El concepto 111 aplica para ingreso en retefuent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10]&amp;&quot;', '&quot;&amp;[.D110]&amp;&quot;' , 1);&quot;" office:value-type="string" office:string-value="INSERT INTO ruler.predicado(dominio, nombre, descripcion, tipo_predicado) VALUES (4, 'aplica_ingreso_retencion(111).', 'El concepto 111 aplica para ingreso en retefuente' , 1);" calcext:value-type="string">
            <text:p>INSERT INTO ruler.predicado(dominio, nombre, descripcion, tipo_predicado) VALUES (4, 'aplica_ingreso_retencion(111).', 'El concepto 111 aplica para ingreso en retefuente' , 1);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ingreso_retencion(129).</text:p>
          </table:table-cell>
          <table:table-cell table:style-name="ce1" office:value-type="string" calcext:value-type="string">
            <text:p>El concepto 129 aplica para ingreso en retefuent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11]&amp;&quot;', '&quot;&amp;[.D111]&amp;&quot;' , 1);&quot;" office:value-type="string" office:string-value="INSERT INTO ruler.predicado(dominio, nombre, descripcion, tipo_predicado) VALUES (4, 'aplica_ingreso_retencion(129).', 'El concepto 129 aplica para ingreso en retefuente' , 1);" calcext:value-type="string">
            <text:p>INSERT INTO ruler.predicado(dominio, nombre, descripcion, tipo_predicado) VALUES (4, 'aplica_ingreso_retencion(129).', 'El concepto 129 aplica para ingreso en retefuente' , 1);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ingreso_retencion(1175).</text:p>
          </table:table-cell>
          <table:table-cell table:style-name="ce1" office:value-type="string" calcext:value-type="string">
            <text:p>El concepto 1175 aplica para ingreso en retefuent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12]&amp;&quot;', '&quot;&amp;[.D112]&amp;&quot;' , 1);&quot;" office:value-type="string" office:string-value="INSERT INTO ruler.predicado(dominio, nombre, descripcion, tipo_predicado) VALUES (4, 'aplica_ingreso_retencion(1175).', 'El concepto 1175 aplica para ingreso en retefuente' , 1);" calcext:value-type="string">
            <text:p>INSERT INTO ruler.predicado(dominio, nombre, descripcion, tipo_predicado) VALUES (4, 'aplica_ingreso_retencion(1175).', 'El concepto 1175 aplica para ingreso en retefuente' , 1);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deduccion_retencion(239).</text:p>
          </table:table-cell>
          <table:table-cell office:value-type="string" calcext:value-type="string">
            <text:p>El concepto 239 aplica para deduccion en retefuent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13]&amp;&quot;', '&quot;&amp;[.D113]&amp;&quot;' , 1);&quot;" office:value-type="string" office:string-value="INSERT INTO ruler.predicado(dominio, nombre, descripcion, tipo_predicado) VALUES (4, 'aplica_deduccion_retencion(239).', 'El concepto 239 aplica para deduccion en retefuente' , 1);" calcext:value-type="string">
            <text:p>INSERT INTO ruler.predicado(dominio, nombre, descripcion, tipo_predicado) VALUES (4, 'aplica_deduccion_retencion(239).', 'El concepto 239 aplica para deduccion en retefuente' , 1);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deduccion_retencion(290).</text:p>
          </table:table-cell>
          <table:table-cell office:value-type="string" calcext:value-type="string">
            <text:p>EL concepto 290 aplica para deducción en retefuent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14]&amp;&quot;', '&quot;&amp;[.D114]&amp;&quot;' , 1);&quot;" office:value-type="string" office:string-value="INSERT INTO ruler.predicado(dominio, nombre, descripcion, tipo_predicado) VALUES (4, 'aplica_deduccion_retencion(290).', 'EL concepto 290 aplica para deducción en retefuente' , 1);" calcext:value-type="string">
            <text:p>INSERT INTO ruler.predicado(dominio, nombre, descripcion, tipo_predicado) VALUES (4, 'aplica_deduccion_retencion(290).', 'EL concepto 290 aplica para deducción en retefuente' , 1);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deduccion_retencion(291).</text:p>
          </table:table-cell>
          <table:table-cell office:value-type="string" calcext:value-type="string">
            <text:p>EL concepto 291 aplica para deduccion en retefuent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15]&amp;&quot;', '&quot;&amp;[.D115]&amp;&quot;' , 1);&quot;" office:value-type="string" office:string-value="INSERT INTO ruler.predicado(dominio, nombre, descripcion, tipo_predicado) VALUES (4, 'aplica_deduccion_retencion(291).', 'EL concepto 291 aplica para deduccion en retefuente' , 1);" calcext:value-type="string">
            <text:p>INSERT INTO ruler.predicado(dominio, nombre, descripcion, tipo_predicado) VALUES (4, 'aplica_deduccion_retencion(291).', 'EL concepto 291 aplica para deduccion en retefuente' , 1);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justar_deducciones(AD):- ingreso_retencion(IR),deduccion_salud(DS), deduccion_pen_vol(DPV), valor_uvt(2017, VU), Y is ((IR * 0.30) rnd 0), X is DS + DPV, Z is X / VU, (X@&gt;=Y -&gt; (Z@&gt;=316.66 -&gt; AD is ((VU * 316.66 )rnd 0);AD is X); AD is DPV).</text:p>
          </table:table-cell>
          <table:table-cell office:value-type="string" calcext:value-type="string">
            <text:p>Ajusto de deduccion, si 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16]&amp;&quot;', '&quot;&amp;[.D116]&amp;&quot;' , 1);&quot;" office:value-type="string" office:string-value="INSERT INTO ruler.predicado(dominio, nombre, descripcion, tipo_predicado) VALUES (4, 'ajustar_deducciones(AD):- ingreso_retencion(IR),deduccion_salud(DS), deduccion_pen_vol(DPV), valor_uvt(2017, VU), Y is ((IR * 0.30) rnd 0), X is DS + DPV, Z is X / VU, (X@&gt;=Y -&gt; (Z@&gt;=316.66 -&gt; AD is ((VU * 316.66 )rnd 0);AD is X); AD is DPV).', 'Ajusto de deduccion, si ' , 1);" calcext:value-type="string">
            <text:p>INSERT INTO ruler.predicado(dominio, nombre, descripcion, tipo_predicado) VALUES (4, 'ajustar_deducciones(AD):- ingreso_retencion(IR),deduccion_salud(DS), deduccion_pen_vol(DPV), valor_uvt(2017, VU), Y is ((IR * 0.30) rnd 0), X is DS + DPV, Z is X / VU, (X@&gt;=Y -&gt; (Z@&gt;=316.66 -&gt; AD is ((VU * 316.66 )rnd 0);AD is X); AD is DPV).', 'Ajusto de deduccion, si ' , 1);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alivio_beneficiario(CAB):-beneficiario(si), ingreso_retencion(IR), valor_uvt(2017, VU), X is (IR * 0.10 rnd 0), Y is X / VU, (Y@&gt;=32 -&gt; CAB is VU * 32;CAB is X).</text:p>
          </table:table-cell>
          <table:table-cell office:value-type="string" calcext:value-type="string">
            <text:p>Alivio de retención en la fuente, si empleado cuenta con beneficiario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17]&amp;&quot;', '&quot;&amp;[.D117]&amp;&quot;' , 1);&quot;" office:value-type="string" office:string-value="INSERT INTO ruler.predicado(dominio, nombre, descripcion, tipo_predicado) VALUES (4, 'calcular_alivio_beneficiario(CAB):-beneficiario(si), ingreso_retencion(IR), valor_uvt(2017, VU), X is (IR * 0.10 rnd 0), Y is X / VU, (Y@&gt;=32 -&gt; CAB is VU * 32;CAB is X).', 'Alivio de retención en la fuente, si empleado cuenta con beneficiarios' , 1);" calcext:value-type="string">
            <text:p>INSERT INTO ruler.predicado(dominio, nombre, descripcion, tipo_predicado) VALUES (4, 'calcular_alivio_beneficiario(CAB):-beneficiario(si), ingreso_retencion(IR), valor_uvt(2017, VU), X is (IR * 0.10 rnd 0), Y is X / VU, (Y@&gt;=32 -&gt; CAB is VU * 32;CAB is X).', 'Alivio de retención en la fuente, si empleado cuenta con beneficiarios' , 1);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deduccion_penvol_retencion(2173).</text:p>
          </table:table-cell>
          <table:table-cell office:value-type="string" calcext:value-type="string">
            <text:p>Hecho para parametrizar concepto que se debe consultar para pagos de pensión voluntaria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18]&amp;&quot;', '&quot;&amp;[.D118]&amp;&quot;' , 1);&quot;" office:value-type="string" office:string-value="INSERT INTO ruler.predicado(dominio, nombre, descripcion, tipo_predicado) VALUES (4, 'aplica_deduccion_penvol_retencion(2173).', 'Hecho para parametrizar concepto que se debe consultar para pagos de pensión voluntaria' , 1);" calcext:value-type="string">
            <text:p>INSERT INTO ruler.predicado(dominio, nombre, descripcion, tipo_predicado) VALUES (4, 'aplica_deduccion_penvol_retencion(2173).', 'Hecho para parametrizar concepto que se debe consultar para pagos de pensión voluntaria' , 1);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alivio_vivienda(CAV):- intereses_vivienda(IV), valor_uvt(2017, VU), Y is IV / VU, (Y@&gt;=100 -&gt; CAV is VU * 100; CAV is IV).</text:p>
          </table:table-cell>
          <table:table-cell table:style-name="ce1" office:value-type="string" calcext:value-type="string">
            <text:p>Alivio de retención en la fuente, si empleado cuenta con interés de vivienda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19]&amp;&quot;', '&quot;&amp;[.D119]&amp;&quot;' , 1);&quot;" office:value-type="string" office:string-value="INSERT INTO ruler.predicado(dominio, nombre, descripcion, tipo_predicado) VALUES (4, 'calcular_alivio_vivienda(CAV):- intereses_vivienda(IV), valor_uvt(2017, VU), Y is IV / VU, (Y@&gt;=100 -&gt; CAV is VU * 100; CAV is IV).', 'Alivio de retención en la fuente, si empleado cuenta con interés de vivienda' , 1);" calcext:value-type="string">
            <text:p>INSERT INTO ruler.predicado(dominio, nombre, descripcion, tipo_predicado) VALUES (4, 'calcular_alivio_vivienda(CAV):- intereses_vivienda(IV), valor_uvt(2017, VU), Y is IV / VU, (Y@&gt;=100 -&gt; CAV is VU * 100; CAV is IV).', 'Alivio de retención en la fuente, si empleado cuenta con interés de vivienda' , 1);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alivio_salud_prepagada(CSP):- salud_prepagada(SP), valor_uvt(2017, VU), Y is SP / VU, (Y@&gt;=16 -&gt; CSP is VU * 16; CSP is SP).</text:p>
          </table:table-cell>
          <table:table-cell table:style-name="ce1" office:value-type="string" calcext:value-type="string">
            <text:p>Alivio de retención en la fuente, si empleado cuenta con pagos de salud prepagada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20]&amp;&quot;', '&quot;&amp;[.D120]&amp;&quot;' , 1);&quot;" office:value-type="string" office:string-value="INSERT INTO ruler.predicado(dominio, nombre, descripcion, tipo_predicado) VALUES (4, 'calcular_alivio_salud_prepagada(CSP):- salud_prepagada(SP), valor_uvt(2017, VU), Y is SP / VU, (Y@&gt;=16 -&gt; CSP is VU * 16; CSP is SP).', 'Alivio de retención en la fuente, si empleado cuenta con pagos de salud prepagada' , 1);" calcext:value-type="string">
            <text:p>INSERT INTO ruler.predicado(dominio, nombre, descripcion, tipo_predicado) VALUES (4, 'calcular_alivio_salud_prepagada(CSP):- salud_prepagada(SP), valor_uvt(2017, VU), Y is SP / VU, (Y@&gt;=16 -&gt; CSP is VU * 16; CSP is SP).', 'Alivio de retención en la fuente, si empleado cuenta con pagos de salud prepagada' , 1);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alivios(B,V,SP,D):- calcular_alivio_beneficiario(CAB), B is CAB, calcular_alivio_vivienda(CIV), V is CIV, calcular_alivio_salud_prepagada(CSP), SP is CSP.</text:p>
          </table:table-cell>
          <table:table-cell office:value-type="string" calcext:value-type="string">
            <text:p>Regla general para alivios de retefuent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21]&amp;&quot;', '&quot;&amp;[.D121]&amp;&quot;' , 1);&quot;" office:value-type="string" office:string-value="INSERT INTO ruler.predicado(dominio, nombre, descripcion, tipo_predicado) VALUES (4, 'calcular_alivios(B,V,SP,D):- calcular_alivio_beneficiario(CAB), B is CAB, calcular_alivio_vivienda(CIV), V is CIV, calcular_alivio_salud_prepagada(CSP), SP is CSP.', 'Regla general para alivios de retefuente' , 1);" calcext:value-type="string">
            <text:p>INSERT INTO ruler.predicado(dominio, nombre, descripcion, tipo_predicado) VALUES (4, 'calcular_alivios(B,V,SP,D):- calcular_alivio_beneficiario(CAB), B is CAB, calcular_alivio_vivienda(CIV), V is CIV, calcular_alivio_salud_prepagada(CSP), SP is CSP.', 'Regla general para alivios de retefuente' , 1);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pe_deduccion(TD):- ingreso_retencion(IR), TD is IR * 0.40.</text:p>
          </table:table-cell>
          <table:table-cell office:value-type="string" calcext:value-type="string">
            <text:p>Tope de deduccion para empleado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22]&amp;&quot;', '&quot;&amp;[.D122]&amp;&quot;' , 1);&quot;" office:value-type="string" office:string-value="INSERT INTO ruler.predicado(dominio, nombre, descripcion, tipo_predicado) VALUES (4, 'tope_deduccion(TD):- ingreso_retencion(IR), TD is IR * 0.40.', 'Tope de deduccion para empleados' , 1);" calcext:value-type="string">
            <text:p>INSERT INTO ruler.predicado(dominio, nombre, descripcion, tipo_predicado) VALUES (4, 'tope_deduccion(TD):- ingreso_retencion(IR), TD is IR * 0.40.', 'Tope de deduccion para empleados' , 1);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retencion(VR):- porcentaje_diciembre(PD),ingreso_retencion(IR), definitivo_deduccion(DD), tope_deduccion(TD), (DD@&gt;=TD-&gt; X is TD; X is DD),G is ((IR - X) * 0.75), VR is (((G * PD)/ 100) rnd 0). <text:s/></text:p>
          </table:table-cell>
          <table:table-cell office:value-type="string" calcext:value-type="string">
            <text:p>Calculo de valor de retencion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23]&amp;&quot;', '&quot;&amp;[.D123]&amp;&quot;' , 1);&quot;" office:value-type="string" office:string-value="INSERT INTO ruler.predicado(dominio, nombre, descripcion, tipo_predicado) VALUES (4, 'valor_retencion(VR):- porcentaje_diciembre(PD),ingreso_retencion(IR), definitivo_deduccion(DD), tope_deduccion(TD), (DD@&gt;=TD-&gt; X is TD; X is DD),G is ((IR - X) * 0.75), VR is (((G * PD)/ 100) rnd 0).  ', 'Calculo de valor de retencion' , 1);" calcext:value-type="string">
            <text:p>INSERT INTO ruler.predicado(dominio, nombre, descripcion, tipo_predicado) VALUES (4, 'valor_retencion(VR):- porcentaje_diciembre(PD),ingreso_retencion(IR), definitivo_deduccion(DD), tope_deduccion(TD), (DD@&gt;=TD-&gt; X is TD; X is DD),G is ((IR - X) * 0.75), VR is (((G * PD)/ 100) rnd 0). <text:s/>', 'Calculo de valor de retencion' , 1);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acion_planta(salarioBase,S,M,DL,P,C,DLA,V):- sb(S,M,DL,V).</text:p>
          </table:table-cell>
          <table:table-cell office:value-type="string" calcext:value-type="string">
            <text:p>Regla general 1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24]&amp;&quot;', '&quot;&amp;[.D124]&amp;&quot;' , 1);&quot;" office:value-type="string" office:string-value="INSERT INTO ruler.predicado(dominio, nombre, descripcion, tipo_predicado) VALUES (4, 'liquidacion_planta(salarioBase,S,M,DL,P,C,DLA,V):- sb(S,M,DL,V).', 'Regla general 1' , 1);" calcext:value-type="string">
            <text:p>INSERT INTO ruler.predicado(dominio, nombre, descripcion, tipo_predicado) VALUES (4, 'liquidacion_planta(salarioBase,S,M,DL,P,C,DLA,V):- sb(S,M,DL,V).', 'Regla general 1' , 1);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2).</text:p>
          </table:table-cell>
          <table:table-cell office:value-type="string" calcext:value-type="string">
            <text:p>Periodo para el cual se debe hallar el concepto de prima secretarial. Si es 2, 30 dias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25]&amp;&quot;', '&quot;&amp;[.D125]&amp;&quot;' , 1);&quot;" office:value-type="string" office:string-value="INSERT INTO ruler.predicado(dominio, nombre, descripcion, tipo_predicado) VALUES (4, 'periodo_liq_primsec(2).', 'Periodo para el cual se debe hallar el concepto de prima secretarial. Si es 2, 30 dias.' , 1);" calcext:value-type="string">
            <text:p>INSERT INTO ruler.predicado(dominio, nombre, descripcion, tipo_predicado) VALUES (4, 'periodo_liq_primsec(2).', 'Periodo para el cual se debe hallar el concepto de prima secretarial. Si es 2, 30 dias.' , 1);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05).</text:p>
          </table:table-cell>
          <table:table-cell office:value-type="string" calcext:value-type="string">
            <text:p>Id de cargos de secretari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26]&amp;&quot;', '&quot;&amp;[.D126]&amp;&quot;' , 1);&quot;" office:value-type="string" office:string-value="INSERT INTO ruler.predicado(dominio, nombre, descripcion, tipo_predicado) VALUES (4, 'secretario(105).', 'Id de cargos de secretario' , 1);" calcext:value-type="string">
            <text:p>INSERT INTO ruler.predicado(dominio, nombre, descripcion, tipo_predicado) VALUES (4, 'secretario(105).', 'Id de cargos de secretario' , 1);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10).</text:p>
          </table:table-cell>
          <table:table-cell office:value-type="string" calcext:value-type="string">
            <text:p>Id de cargos de secretario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27]&amp;&quot;', '&quot;&amp;[.D127]&amp;&quot;' , 1);&quot;" office:value-type="string" office:string-value="INSERT INTO ruler.predicado(dominio, nombre, descripcion, tipo_predicado) VALUES (4, 'secretario(110).', 'Id de cargos de secretario.' , 1);" calcext:value-type="string">
            <text:p>INSERT INTO ruler.predicado(dominio, nombre, descripcion, tipo_predicado) VALUES (4, 'secretario(110).', 'Id de cargos de secretario.' , 1);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periodo_liq_bonserv(M),gr(S,DL,M,P,C,GR), prima_ant(S,DL,M,P,DLA,PA), V is ((S + GR + PA) * 0.35 rnd 0).</text:p>
          </table:table-cell>
          <table:table-cell office:value-type="string" calcext:value-type="string">
            <text:p>Operacion bonificacion por servicios SI cargo del funcionario posee gastos de representacion. 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28]&amp;&quot;', '&quot;&amp;[.D128]&amp;&quot;' , 1);&quot;" office:value-type="string" office:string-value="INSERT INTO ruler.predicado(dominio, nombre, descripcion, tipo_predicado) VALUES (4, 'bon_ser(S,DL,M,P,DLA,C,V) :- periodo_liq_bonserv(M),gr(S,DL,M,P,C,GR), prima_ant(S,DL,M,P,DLA,PA), V is ((S + GR + PA) * 0.35 rnd 0).', 'Operacion bonificacion por servicios SI cargo del funcionario posee gastos de representacion. o' , 1);" calcext:value-type="string">
            <text:p>INSERT INTO ruler.predicado(dominio, nombre, descripcion, tipo_predicado) VALUES (4, 'bon_ser(S,DL,M,P,DLA,C,V) :- periodo_liq_bonserv(M),gr(S,DL,M,P,C,GR), prima_ant(S,DL,M,P,DLA,PA), V is ((S + GR + PA) * 0.35 rnd 0).', 'Operacion bonificacion por servicios SI cargo del funcionario posee gastos de representacion. o' , 1);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1).</text:p>
          </table:table-cell>
          <table:table-cell office:value-type="string" calcext:value-type="string">
            <text:p>Periodo de liquidación para prima técnica. 1 es segunda quincena del mes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29]&amp;&quot;', '&quot;&amp;[.D129]&amp;&quot;' , 1);&quot;" office:value-type="string" office:string-value="INSERT INTO ruler.predicado(dominio, nombre, descripcion, tipo_predicado) VALUES (4, 'periodo_primatec(1).', 'Periodo de liquidación para prima técnica. 1 es segunda quincena del mes.' , 1);" calcext:value-type="string">
            <text:p>INSERT INTO ruler.predicado(dominio, nombre, descripcion, tipo_predicado) VALUES (4, 'periodo_primatec(1).', 'Periodo de liquidación para prima técnica. 1 es segunda quincena del mes.' , 1);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3).</text:p>
          </table:table-cell>
          <table:table-cell office:value-type="string" calcext:value-type="string">
            <text:p>Periodo de liquidación para prima técnica. 3 es juni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30]&amp;&quot;', '&quot;&amp;[.D130]&amp;&quot;' , 1);&quot;" office:value-type="string" office:string-value="INSERT INTO ruler.predicado(dominio, nombre, descripcion, tipo_predicado) VALUES (4, 'periodo_primatec(3).', 'Periodo de liquidación para prima técnica. 3 es junio' , 1);" calcext:value-type="string">
            <text:p>INSERT INTO ruler.predicado(dominio, nombre, descripcion, tipo_predicado) VALUES (4, 'periodo_primatec(3).', 'Periodo de liquidación para prima técnica. 3 es junio' , 1);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31]&amp;&quot;', '&quot;&amp;[.D131]&amp;&quot;' , 1);&quot;" office:value-type="string" office:string-value="INSERT INTO ruler.predicado(dominio, nombre, descripcion, tipo_predicado) VALUES (4, 'porcentaje_gr(2016,265, 0.50).', 'Porcentaje de gastos de representación para cargo 265' , 1);" calcext:value-type="string">
            <text:p>INSERT INTO ruler.predicado(dominio, nombre, descripcion, tipo_predicado) VALUES (4, 'porcentaje_gr(2016,265, 0.50).', 'Porcentaje de gastos de representación para cargo 265' , 1);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((Y==porcentaje)-&gt;(salario_base(V),valor_pago(V, F), R is F * (Z/100))).</text:p>
          </table:table-cell>
          <table:table-cell office:value-type="string" calcext:value-type="string">
            <text:p>Regla para calculo de novedades porcentuale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32]&amp;&quot;', '&quot;&amp;[.D132]&amp;&quot;' , 1);&quot;" office:value-type="string" office:string-value="INSERT INTO ruler.predicado(dominio, nombre, descripcion, tipo_predicado) VALUES (4, 'info_concepto(X,T,P,N,R):- concepto(X,T,Y,N,Z,P),((Y==porcentaje)-&gt;(salario_base(V),valor_pago(V, F), R is F * (Z/100))).', 'Regla para calculo de novedades porcentuales' , 1);" calcext:value-type="string">
            <text:p>INSERT INTO ruler.predicado(dominio, nombre, descripcion, tipo_predicado) VALUES (4, 'info_concepto(X,T,P,N,R):- concepto(X,T,Y,N,Z,P),((Y==porcentaje)-&gt;(salario_base(V),valor_pago(V, F), R is F * (Z/100))).', 'Regla para calculo de novedades porcentuales' , 1);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0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33]&amp;&quot;', '&quot;&amp;[.D133]&amp;&quot;' , 1);&quot;" office:value-type="string" office:string-value="INSERT INTO ruler.predicado(dominio, nombre, descripcion, tipo_predicado) VALUES (4, 'valor_pago(S,V):- tipo_nomina(0), V is ((15/30)*S rnd 0).', 'Regla para salario base según tipo de nomina.' , 1);" calcext:value-type="string">
            <text:p>INSERT INTO ruler.predicado(dominio, nombre, descripcion, tipo_predicado) VALUES (4, 'valor_pago(S,V):- tipo_nomina(0), V is ((15/30)*S rnd 0).', 'Regla para salario base según tipo de nomina.' , 1);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2), V is ((30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34]&amp;&quot;', '&quot;&amp;[.D134]&amp;&quot;' , 1);&quot;" office:value-type="string" office:string-value="INSERT INTO ruler.predicado(dominio, nombre, descripcion, tipo_predicado) VALUES (4, 'valor_pago(S,V):- tipo_nomina(2), V is ((30/30)*S rnd 0).', 'Regla para salario base según tipo de nomina.' , 1);" calcext:value-type="string">
            <text:p>INSERT INTO ruler.predicado(dominio, nombre, descripcion, tipo_predicado) VALUES (4, 'valor_pago(S,V):- tipo_nomina(2), V is ((30/30)*S rnd 0).', 'Regla para salario base según tipo de nomina.' , 1);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ant(S,DL,M,P,DLA,V) :- periodo_liq_primaant(M), dias_pa(DLA,DP), porcentaje_pa(P,DP,PA), V is ((S * PA) * (DL/30) rnd 0).</text:p>
          </table:table-cell>
          <table:table-cell office:value-type="string" calcext:value-type="string">
            <text:p>Operacion prima antiguedad. Recibe S salario, DL dias liquidar, P periodo. Ffecha ingreso funcionario y fecha actu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35]&amp;&quot;', '&quot;&amp;[.D135]&amp;&quot;' , 1);&quot;" office:value-type="string" office:string-value="INSERT INTO ruler.predicado(dominio, nombre, descripcion, tipo_predicado) VALUES (4, 'prima_ant(S,DL,M,P,DLA,V) :- periodo_liq_primaant(M), dias_pa(DLA,DP), porcentaje_pa(P,DP,PA), V is ((S * PA) * (DL/30) rnd 0).', 'Operacion prima antiguedad. Recibe S salario, DL dias liquidar, P periodo. Ffecha ingreso funcionario y fecha actual' , 1);" calcext:value-type="string">
            <text:p>INSERT INTO ruler.predicado(dominio, nombre, descripcion, tipo_predicado) VALUES (4, 'prima_ant(S,DL,M,P,DLA,V) :- periodo_liq_primaant(M), dias_pa(DLA,DP), porcentaje_pa(P,DP,PA), V is ((S * PA) * (DL/30) rnd 0).', 'Operacion prima antiguedad. Recibe S salario, DL dias liquidar, P periodo. Ffecha ingreso funcionario y fecha actual' , 1);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2).</text:p>
          </table:table-cell>
          <table:table-cell office:value-type="string" calcext:value-type="string">
            <text:p>Periodo de liquidación para prima técnica. 2 es mes completo (30 dias)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36]&amp;&quot;', '&quot;&amp;[.D136]&amp;&quot;' , 1);&quot;" office:value-type="string" office:string-value="INSERT INTO ruler.predicado(dominio, nombre, descripcion, tipo_predicado) VALUES (4, 'periodo_primatec(2).', 'Periodo de liquidación para prima técnica. 2 es mes completo (30 dias)' , 1);" calcext:value-type="string">
            <text:p>INSERT INTO ruler.predicado(dominio, nombre, descripcion, tipo_predicado) VALUES (4, 'periodo_primatec(2).', 'Periodo de liquidación para prima técnica. 2 es mes completo (30 dias)' , 1);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4).</text:p>
          </table:table-cell>
          <table:table-cell office:value-type="string" calcext:value-type="string">
            <text:p>Periodo para el cual se debe hallar el concepto de gastos de representacion. Si es 4, es prima de vacacione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37]&amp;&quot;', '&quot;&amp;[.D137]&amp;&quot;' , 1);&quot;" office:value-type="string" office:string-value="INSERT INTO ruler.predicado(dominio, nombre, descripcion, tipo_predicado) VALUES (4, 'periodo_liq_gastosrep(4).', 'Periodo para el cual se debe hallar el concepto de gastos de representacion. Si es 4, es prima de vacaciones' , 1);" calcext:value-type="string">
            <text:p>INSERT INTO ruler.predicado(dominio, nombre, descripcion, tipo_predicado) VALUES (4, 'periodo_liq_gastosrep(4).', 'Periodo para el cual se debe hallar el concepto de gastos de representacion. Si es 4, es prima de vacaciones' , 1);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4).</text:p>
          </table:table-cell>
          <table:table-cell office:value-type="string" calcext:value-type="string">
            <text:p>Periodo para el cual se debe hallar el concepto de prima de antiguedad. Si es 4, prima vacacione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38]&amp;&quot;', '&quot;&amp;[.D138]&amp;&quot;' , 1);&quot;" office:value-type="string" office:string-value="INSERT INTO ruler.predicado(dominio, nombre, descripcion, tipo_predicado) VALUES (4, 'periodo_liq_primaant(4).', 'Periodo para el cual se debe hallar el concepto de prima de antiguedad. Si es 4, prima vacaciones' , 1);" calcext:value-type="string">
            <text:p>INSERT INTO ruler.predicado(dominio, nombre, descripcion, tipo_predicado) VALUES (4, 'periodo_liq_primaant(4).', 'Periodo para el cual se debe hallar el concepto de prima de antiguedad. Si es 4, prima vacaciones' , 1);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4).</text:p>
          </table:table-cell>
          <table:table-cell office:value-type="string" calcext:value-type="string">
            <text:p>Periodo a liquidar y dias a los que corresponde. 4 es prima vacacione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39]&amp;&quot;', '&quot;&amp;[.D139]&amp;&quot;' , 1);&quot;" office:value-type="string" office:string-value="INSERT INTO ruler.predicado(dominio, nombre, descripcion, tipo_predicado) VALUES (4, 'periodo_sb(4).', 'Periodo a liquidar y dias a los que corresponde. 4 es prima vacaciones' , 1);" calcext:value-type="string">
            <text:p>INSERT INTO ruler.predicado(dominio, nombre, descripcion, tipo_predicado) VALUES (4, 'periodo_sb(4).', 'Periodo a liquidar y dias a los que corresponde. 4 es prima vacaciones' , 1);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6).</text:p>
          </table:table-cell>
          <table:table-cell office:value-type="string" calcext:value-type="string">
            <text:p>Periodo de liquidación para prima técnica. 4 es diciembr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40]&amp;&quot;', '&quot;&amp;[.D140]&amp;&quot;' , 1);&quot;" office:value-type="string" office:string-value="INSERT INTO ruler.predicado(dominio, nombre, descripcion, tipo_predicado) VALUES (4, 'periodo_primatec(6).', 'Periodo de liquidación para prima técnica. 4 es diciembre' , 1);" calcext:value-type="string">
            <text:p>INSERT INTO ruler.predicado(dominio, nombre, descripcion, tipo_predicado) VALUES (4, 'periodo_primatec(6).', 'Periodo de liquidación para prima técnica. 4 es diciembre' , 1);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esAnual(si),periodo_liq_bonserv(M), \+(gr(S,DL,M,P,C,GR)) -&gt; GR is 0, prima_ant(S,DL,M,P,DLA,PA), V is ((S + GR + PA) * 0.35 rnd 0).</text:p>
          </table:table-cell>
          <table:table-cell office:value-type="string" calcext:value-type="string">
            <text:p>Regla para bonificación por servicios si funcionario no posee gastos de representación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41]&amp;&quot;', '&quot;&amp;[.D141]&amp;&quot;' , 1);&quot;" office:value-type="string" office:string-value="INSERT INTO ruler.predicado(dominio, nombre, descripcion, tipo_predicado) VALUES (4, 'bon_ser(S,DL,M,P,DLA,C,V) :- esAnual(si),periodo_liq_bonserv(M), \+(gr(S,DL,M,P,C,GR)) -&gt; GR is 0, prima_ant(S,DL,M,P,DLA,PA), V is ((S + GR + PA) * 0.35 rnd 0).', 'Regla para bonificación por servicios si funcionario no posee gastos de representación' , 1);" calcext:value-type="string">
            <text:p>INSERT INTO ruler.predicado(dominio, nombre, descripcion, tipo_predicado) VALUES (4, 'bon_ser(S,DL,M,P,DLA,C,V) :- esAnual(si),periodo_liq_bonserv(M), \+(gr(S,DL,M,P,C,GR)) -&gt; GR is 0, prima_ant(S,DL,M,P,DLA,PA), V is ((S + GR + PA) * 0.35 rnd 0).', 'Regla para bonificación por servicios si funcionario no posee gastos de representación' , 1);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0).</text:p>
          </table:table-cell>
          <table:table-cell office:value-type="string" calcext:value-type="string">
            <text:p>Periodo de liquidación para prima técnica. 0 es primera quincena del me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42]&amp;&quot;', '&quot;&amp;[.D142]&amp;&quot;' , 1);&quot;" office:value-type="string" office:string-value="INSERT INTO ruler.predicado(dominio, nombre, descripcion, tipo_predicado) VALUES (4, 'periodo_primatec(0).', 'Periodo de liquidación para prima técnica. 0 es primera quincena del mes' , 1);" calcext:value-type="string">
            <text:p>INSERT INTO ruler.predicado(dominio, nombre, descripcion, tipo_predicado) VALUES (4, 'periodo_primatec(0).', 'Periodo de liquidación para prima técnica. 0 es primera quincena del mes' , 1);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1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43]&amp;&quot;', '&quot;&amp;[.D143]&amp;&quot;' , 1);&quot;" office:value-type="string" office:string-value="INSERT INTO ruler.predicado(dominio, nombre, descripcion, tipo_predicado) VALUES (4, 'valor_pago(S,V):- tipo_nomina(1), V is ((15/30)*S rnd 0).', 'Regla para salario base según tipo de nomina.' , 1);" calcext:value-type="string">
            <text:p>INSERT INTO ruler.predicado(dominio, nombre, descripcion, tipo_predicado) VALUES (4, 'valor_pago(S,V):- tipo_nomina(1), V is ((15/30)*S rnd 0).', 'Regla para salario base según tipo de nomina.' , 1);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engo(0,prueba).</text:p>
          </table:table-cell>
          <table:table-cell office:value-type="string" calcext:value-type="string">
            <text:p>Regla de prueba para los devengos que deben ser tomados en cuenta en pagos de salud y pension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44]&amp;&quot;', '&quot;&amp;[.D144]&amp;&quot;' , 1);&quot;" office:value-type="string" office:string-value="INSERT INTO ruler.predicado(dominio, nombre, descripcion, tipo_predicado) VALUES (4, 'devengo(0,prueba).', 'Regla de prueba para los devengos que deben ser tomados en cuenta en pagos de salud y pension' , 1);" calcext:value-type="string">
            <text:p>INSERT INTO ruler.predicado(dominio, nombre, descripcion, tipo_predicado) VALUES (4, 'devengo(0,prueba).', 'Regla de prueba para los devengos que deben ser tomados en cuenta en pagos de salud y pension' , 1);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45]&amp;&quot;', '&quot;&amp;[.D145]&amp;&quot;' , 1);&quot;" office:value-type="string" office:string-value="INSERT INTO ruler.predicado(dominio, nombre, descripcion, tipo_predicado) VALUES (4, 'conceptos_ibc(nombreRegla18).', 'Hecho que contiene nombre de concepto que debe ser tenido en cuenta para pagos de salud' , 1);" calcext:value-type="string">
            <text:p>INSERT INTO ruler.predicado(dominio, nombre, descripcion, tipo_predicado) VALUES (4, 'conceptos_ibc(nombreRegla18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46]&amp;&quot;', '&quot;&amp;[.D146]&amp;&quot;' , 1);&quot;" office:value-type="string" office:string-value="INSERT INTO ruler.predicado(dominio, nombre, descripcion, tipo_predicado) VALUES (4, 'conceptos_ibc(nombreRegla118).', 'Hecho que contiene nombre de concepto que debe ser tenido en cuenta para pagos de salud' , 1);" calcext:value-type="string">
            <text:p>INSERT INTO ruler.predicado(dominio, nombre, descripcion, tipo_predicado) VALUES (4, 'conceptos_ibc(nombreRegla118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47]&amp;&quot;', '&quot;&amp;[.D147]&amp;&quot;' , 1);&quot;" office:value-type="string" office:string-value="INSERT INTO ruler.predicado(dominio, nombre, descripcion, tipo_predicado) VALUES (4, 'conceptos_ibc(nombreRegla139).', 'Hecho que contiene nombre de concepto que debe ser tenido en cuenta para pagos de salud' , 1);" calcext:value-type="string">
            <text:p>INSERT INTO ruler.predicado(dominio, nombre, descripcion, tipo_predicado) VALUES (4, 'conceptos_ibc(nombreRegla139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48]&amp;&quot;', '&quot;&amp;[.D148]&amp;&quot;' , 1);&quot;" office:value-type="string" office:string-value="INSERT INTO ruler.predicado(dominio, nombre, descripcion, tipo_predicado) VALUES (4, 'conceptos_ibc(nombreRegla151).', 'Hecho que contiene nombre de concepto que debe ser tenido en cuenta para pagos de salud' , 1);" calcext:value-type="string">
            <text:p>INSERT INTO ruler.predicado(dominio, nombre, descripcion, tipo_predicado) VALUES (4, 'conceptos_ibc(nombreRegla151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49]&amp;&quot;', '&quot;&amp;[.D149]&amp;&quot;' , 1);&quot;" office:value-type="string" office:string-value="INSERT INTO ruler.predicado(dominio, nombre, descripcion, tipo_predicado) VALUES (4, 'conceptos_ibc(nombreRegla152).', 'Hecho que contiene nombre de concepto que debe ser tenido en cuenta para pagos de salud' , 1);" calcext:value-type="string">
            <text:p>INSERT INTO ruler.predicado(dominio, nombre, descripcion, tipo_predicado) VALUES (4, 'conceptos_ibc(nombreRegla152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50]&amp;&quot;', '&quot;&amp;[.D150]&amp;&quot;' , 1);&quot;" office:value-type="string" office:string-value="INSERT INTO ruler.predicado(dominio, nombre, descripcion, tipo_predicado) VALUES (4, 'conceptos_ibc(nombreRegla157).', 'Hecho que contiene nombre de concepto que debe ser tenido en cuenta para pagos de salud' , 1);" calcext:value-type="string">
            <text:p>INSERT INTO ruler.predicado(dominio, nombre, descripcion, tipo_predicado) VALUES (4, 'conceptos_ibc(nombreRegla157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51]&amp;&quot;', '&quot;&amp;[.D151]&amp;&quot;' , 1);&quot;" office:value-type="string" office:string-value="INSERT INTO ruler.predicado(dominio, nombre, descripcion, tipo_predicado) VALUES (4, 'conceptos_ibc(nombreRegla160).', 'Hecho que contiene nombre de concepto que debe ser tenido en cuenta para pagos de salud' , 1);" calcext:value-type="string">
            <text:p>INSERT INTO ruler.predicado(dominio, nombre, descripcion, tipo_predicado) VALUES (4, 'conceptos_ibc(nombreRegla160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52]&amp;&quot;', '&quot;&amp;[.D152]&amp;&quot;' , 1);&quot;" office:value-type="string" office:string-value="INSERT INTO ruler.predicado(dominio, nombre, descripcion, tipo_predicado) VALUES (4, 'conceptos_ibc(nombreRegla161).', 'Hecho que contiene nombre de concepto que debe ser tenido en cuenta para pagos de salud' , 1);" calcext:value-type="string">
            <text:p>INSERT INTO ruler.predicado(dominio, nombre, descripcion, tipo_predicado) VALUES (4, 'conceptos_ibc(nombreRegla161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acion_planta(primaAnt,S,M,DL,P,C,DLA,V):-prima_ant(S,DL,M,P,DLA,V). </text:p>
          </table:table-cell>
          <table:table-cell office:value-type="string" calcext:value-type="string">
            <text:p>Regla general 3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53]&amp;&quot;', '&quot;&amp;[.D153]&amp;&quot;' , 1);&quot;" office:value-type="string" office:string-value="INSERT INTO ruler.predicado(dominio, nombre, descripcion, tipo_predicado) VALUES (4, 'liquidacion_planta(primaAnt,S,M,DL,P,C,DLA,V):-prima_ant(S,DL,M,P,DLA,V). ', 'Regla general 3' , 1);" calcext:value-type="string">
            <text:p>INSERT INTO ruler.predicado(dominio, nombre, descripcion, tipo_predicado) VALUES (4, 'liquidacion_planta(primaAnt,S,M,DL,P,C,DLA,V):-prima_ant(S,DL,M,P,DLA,V). ', 'Regla general 3' , 1);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acion_planta(bonServ,S,M,DL,P,C,DLA,V):- bon_ser(S,DL,M,P,DLA,C,V). </text:p>
          </table:table-cell>
          <table:table-cell office:value-type="string" calcext:value-type="string">
            <text:p>Regla general 4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54]&amp;&quot;', '&quot;&amp;[.D154]&amp;&quot;' , 1);&quot;" office:value-type="string" office:string-value="INSERT INTO ruler.predicado(dominio, nombre, descripcion, tipo_predicado) VALUES (4, 'liquidacion_planta(bonServ,S,M,DL,P,C,DLA,V):- bon_ser(S,DL,M,P,DLA,C,V). ', 'Regla general 4' , 1);" calcext:value-type="string">
            <text:p>INSERT INTO ruler.predicado(dominio, nombre, descripcion, tipo_predicado) VALUES (4, 'liquidacion_planta(bonServ,S,M,DL,P,C,DLA,V):- bon_ser(S,DL,M,P,DLA,C,V). ', 'Regla general 4' , 1);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acion_planta(priTec,S,M,DL,P,C,DLA,V):- prima_tecnica(S,DL,M,V). </text:p>
          </table:table-cell>
          <table:table-cell office:value-type="string" calcext:value-type="string">
            <text:p>Regla general 5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55]&amp;&quot;', '&quot;&amp;[.D155]&amp;&quot;' , 1);&quot;" office:value-type="string" office:string-value="INSERT INTO ruler.predicado(dominio, nombre, descripcion, tipo_predicado) VALUES (4, 'liquidacion_planta(priTec,S,M,DL,P,C,DLA,V):- prima_tecnica(S,DL,M,V). ', 'Regla general 5' , 1);" calcext:value-type="string">
            <text:p>INSERT INTO ruler.predicado(dominio, nombre, descripcion, tipo_predicado) VALUES (4, 'liquidacion_planta(priTec,S,M,DL,P,C,DLA,V):- prima_tecnica(S,DL,M,V). ', 'Regla general 5' , 1);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56]&amp;&quot;', '&quot;&amp;[.D156]&amp;&quot;' , 1);&quot;" office:value-type="string" office:string-value="INSERT INTO ruler.predicado(dominio, nombre, descripcion, tipo_predicado) VALUES (4, 'conceptos_ibc(nombreRegla168).', 'Hecho que contiene nombre de concepto que debe ser tenido en cuenta para pagos de salud' , 1);" calcext:value-type="string">
            <text:p>INSERT INTO ruler.predicado(dominio, nombre, descripcion, tipo_predicado) VALUES (4, 'conceptos_ibc(nombreRegla168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57]&amp;&quot;', '&quot;&amp;[.D157]&amp;&quot;' , 1);&quot;" office:value-type="string" office:string-value="INSERT INTO ruler.predicado(dominio, nombre, descripcion, tipo_predicado) VALUES (4, 'conceptos_ibc(nombreRegla174).', 'Hecho que contiene nombre de concepto que debe ser tenido en cuenta para pagos de salud' , 1);" calcext:value-type="string">
            <text:p>INSERT INTO ruler.predicado(dominio, nombre, descripcion, tipo_predicado) VALUES (4, 'conceptos_ibc(nombreRegla174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horasExtras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58]&amp;&quot;', '&quot;&amp;[.D158]&amp;&quot;' , 1);&quot;" office:value-type="string" office:string-value="INSERT INTO ruler.predicado(dominio, nombre, descripcion, tipo_predicado) VALUES (4, 'conceptos_ibc(horasExtras).', 'Hecho que contiene nombre de concepto que debe ser tenido en cuenta para pagos de salud' , 1);" calcext:value-type="string">
            <text:p>INSERT INTO ruler.predicado(dominio, nombre, descripcion, tipo_predicado) VALUES (4, 'conceptos_ibc(horasExtras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59]&amp;&quot;', '&quot;&amp;[.D159]&amp;&quot;' , 1);&quot;" office:value-type="string" office:string-value="INSERT INTO ruler.predicado(dominio, nombre, descripcion, tipo_predicado) VALUES (4, 'conceptos_ibc(nombreRegla178).', 'Hecho que contiene nombre de concepto que debe ser tenido en cuenta para pagos de salud' , 1);" calcext:value-type="string">
            <text:p>INSERT INTO ruler.predicado(dominio, nombre, descripcion, tipo_predicado) VALUES (4, 'conceptos_ibc(nombreRegla178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60]&amp;&quot;', '&quot;&amp;[.D160]&amp;&quot;' , 1);&quot;" office:value-type="string" office:string-value="INSERT INTO ruler.predicado(dominio, nombre, descripcion, tipo_predicado) VALUES (4, 'conceptos_ibc(nombreRegla1177).', 'Hecho que contiene nombre de concepto que debe ser tenido en cuenta para pagos de salud' , 1);" calcext:value-type="string">
            <text:p>INSERT INTO ruler.predicado(dominio, nombre, descripcion, tipo_predicado) VALUES (4, 'conceptos_ibc(nombreRegla1177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61]&amp;&quot;', '&quot;&amp;[.D161]&amp;&quot;' , 1);&quot;" office:value-type="string" office:string-value="INSERT INTO ruler.predicado(dominio, nombre, descripcion, tipo_predicado) VALUES (4, 'conceptos_ibc(nombreRegla1179).', 'Hecho que contiene nombre de concepto que debe ser tenido en cuenta para pagos de salud' , 1);" calcext:value-type="string">
            <text:p>INSERT INTO ruler.predicado(dominio, nombre, descripcion, tipo_predicado) VALUES (4, 'conceptos_ibc(nombreRegla1179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9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62]&amp;&quot;', '&quot;&amp;[.D162]&amp;&quot;' , 1);&quot;" office:value-type="string" office:string-value="INSERT INTO ruler.predicado(dominio, nombre, descripcion, tipo_predicado) VALUES (4, 'conceptos_ibc(nombreRegla1195).', 'Hecho que contiene nombre de concepto que debe ser tenido en cuenta para pagos de salud' , 1);" calcext:value-type="string">
            <text:p>INSERT INTO ruler.predicado(dominio, nombre, descripcion, tipo_predicado) VALUES (4, 'conceptos_ibc(nombreRegla1195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63]&amp;&quot;', '&quot;&amp;[.D163]&amp;&quot;' , 1);&quot;" office:value-type="string" office:string-value="INSERT INTO ruler.predicado(dominio, nombre, descripcion, tipo_predicado) VALUES (4, 'conceptos_ibc(nombreRegla1201).', 'Hecho que contiene nombre de concepto que debe ser tenido en cuenta para pagos de salud' , 1);" calcext:value-type="string">
            <text:p>INSERT INTO ruler.predicado(dominio, nombre, descripcion, tipo_predicado) VALUES (4, 'conceptos_ibc(nombreRegla1201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64]&amp;&quot;', '&quot;&amp;[.D164]&amp;&quot;' , 1);&quot;" office:value-type="string" office:string-value="INSERT INTO ruler.predicado(dominio, nombre, descripcion, tipo_predicado) VALUES (4, 'conceptos_ibc(nombreRegla1202).', 'Hecho que contiene nombre de concepto que debe ser tenido en cuenta para pagos de salud' , 1);" calcext:value-type="string">
            <text:p>INSERT INTO ruler.predicado(dominio, nombre, descripcion, tipo_predicado) VALUES (4, 'conceptos_ibc(nombreRegla1202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65]&amp;&quot;', '&quot;&amp;[.D165]&amp;&quot;' , 1);&quot;" office:value-type="string" office:string-value="INSERT INTO ruler.predicado(dominio, nombre, descripcion, tipo_predicado) VALUES (4, 'conceptos_ibc(nombreRegla1206).', 'Hecho que contiene nombre de concepto que debe ser tenido en cuenta para pagos de salud' , 1);" calcext:value-type="string">
            <text:p>INSERT INTO ruler.predicado(dominio, nombre, descripcion, tipo_predicado) VALUES (4, 'conceptos_ibc(nombreRegla1206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66]&amp;&quot;', '&quot;&amp;[.D166]&amp;&quot;' , 1);&quot;" office:value-type="string" office:string-value="INSERT INTO ruler.predicado(dominio, nombre, descripcion, tipo_predicado) VALUES (4, 'conceptos_ibc(nombreRegla1209).', 'Hecho que contiene nombre de concepto que debe ser tenido en cuenta para pagos de salud' , 1);" calcext:value-type="string">
            <text:p>INSERT INTO ruler.predicado(dominio, nombre, descripcion, tipo_predicado) VALUES (4, 'conceptos_ibc(nombreRegla1209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asigAdicDec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67]&amp;&quot;', '&quot;&amp;[.D167]&amp;&quot;' , 1);&quot;" office:value-type="string" office:string-value="INSERT INTO ruler.predicado(dominio, nombre, descripcion, tipo_predicado) VALUES (4, 'conceptos_ibc(asigAdicDec).', 'Hecho que contiene nombre de concepto que debe ser tenido en cuenta para pagos de salud' , 1);" calcext:value-type="string">
            <text:p>INSERT INTO ruler.predicado(dominio, nombre, descripcion, tipo_predicado) VALUES (4, 'conceptos_ibc(asigAdicDec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1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68]&amp;&quot;', '&quot;&amp;[.D168]&amp;&quot;' , 1);&quot;" office:value-type="string" office:string-value="INSERT INTO ruler.predicado(dominio, nombre, descripcion, tipo_predicado) VALUES (4, 'conceptos_ibc(nombreRegla1214).', 'Hecho que contiene nombre de concepto que debe ser tenido en cuenta para pagos de salud' , 1);" calcext:value-type="string">
            <text:p>INSERT INTO ruler.predicado(dominio, nombre, descripcion, tipo_predicado) VALUES (4, 'conceptos_ibc(nombreRegla1214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69]&amp;&quot;', '&quot;&amp;[.D169]&amp;&quot;' , 1);&quot;" office:value-type="string" office:string-value="INSERT INTO ruler.predicado(dominio, nombre, descripcion, tipo_predicado) VALUES (4, 'conceptos_ibc(nombreRegla1225).', 'Hecho que contiene nombre de concepto que debe ser tenido en cuenta para pagos de salud' , 1);" calcext:value-type="string">
            <text:p>INSERT INTO ruler.predicado(dominio, nombre, descripcion, tipo_predicado) VALUES (4, 'conceptos_ibc(nombreRegla1225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70]&amp;&quot;', '&quot;&amp;[.D170]&amp;&quot;' , 1);&quot;" office:value-type="string" office:string-value="INSERT INTO ruler.predicado(dominio, nombre, descripcion, tipo_predicado) VALUES (4, 'conceptos_ibc(nombreRegla1226).', 'Hecho que contiene nombre de concepto que debe ser tenido en cuenta para pagos de salud' , 1);" calcext:value-type="string">
            <text:p>INSERT INTO ruler.predicado(dominio, nombre, descripcion, tipo_predicado) VALUES (4, 'conceptos_ibc(nombreRegla1226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71]&amp;&quot;', '&quot;&amp;[.D171]&amp;&quot;' , 1);&quot;" office:value-type="string" office:string-value="INSERT INTO ruler.predicado(dominio, nombre, descripcion, tipo_predicado) VALUES (4, 'conceptos_ibc(nombreRegla1227).', 'Hecho que contiene nombre de concepto que debe ser tenido en cuenta para pagos de salud' , 1);" calcext:value-type="string">
            <text:p>INSERT INTO ruler.predicado(dominio, nombre, descripcion, tipo_predicado) VALUES (4, 'conceptos_ibc(nombreRegla1227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72]&amp;&quot;', '&quot;&amp;[.D172]&amp;&quot;' , 1);&quot;" office:value-type="string" office:string-value="INSERT INTO ruler.predicado(dominio, nombre, descripcion, tipo_predicado) VALUES (4, 'conceptos_ibc(nombreRegla1230).', 'Hecho que contiene nombre de concepto que debe ser tenido en cuenta para pagos de salud' , 1);" calcext:value-type="string">
            <text:p>INSERT INTO ruler.predicado(dominio, nombre, descripcion, tipo_predicado) VALUES (4, 'conceptos_ibc(nombreRegla1230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73]&amp;&quot;', '&quot;&amp;[.D173]&amp;&quot;' , 1);&quot;" office:value-type="string" office:string-value="INSERT INTO ruler.predicado(dominio, nombre, descripcion, tipo_predicado) VALUES (4, 'conceptos_ibc(nombreRegla1232).', 'Hecho que contiene nombre de concepto que debe ser tenido en cuenta para pagos de salud' , 1);" calcext:value-type="string">
            <text:p>INSERT INTO ruler.predicado(dominio, nombre, descripcion, tipo_predicado) VALUES (4, 'conceptos_ibc(nombreRegla1232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acion_planta(gastosRep,S,M,DL,P,C,DLA,V):-gr(S,DL,M,P,C,V). </text:p>
          </table:table-cell>
          <table:table-cell office:value-type="string" calcext:value-type="string">
            <text:p>Regla general 2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74]&amp;&quot;', '&quot;&amp;[.D174]&amp;&quot;' , 1);&quot;" office:value-type="string" office:string-value="INSERT INTO ruler.predicado(dominio, nombre, descripcion, tipo_predicado) VALUES (4, 'liquidacion_planta(gastosRep,S,M,DL,P,C,DLA,V):-gr(S,DL,M,P,C,V). ', 'Regla general 2' , 1);" calcext:value-type="string">
            <text:p>INSERT INTO ruler.predicado(dominio, nombre, descripcion, tipo_predicado) VALUES (4, 'liquidacion_planta(gastosRep,S,M,DL,P,C,DLA,V):-gr(S,DL,M,P,C,V). ', 'Regla general 2' , 1);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acion_planta(primaSecr,S,M,DL,P,C,DLA,V):- prima_secretarial(S,P,C,M,DLA,V). </text:p>
          </table:table-cell>
          <table:table-cell office:value-type="string" calcext:value-type="string">
            <text:p>Regla general 5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75]&amp;&quot;', '&quot;&amp;[.D175]&amp;&quot;' , 1);&quot;" office:value-type="string" office:string-value="INSERT INTO ruler.predicado(dominio, nombre, descripcion, tipo_predicado) VALUES (4, 'liquidacion_planta(primaSecr,S,M,DL,P,C,DLA,V):- prima_secretarial(S,P,C,M,DLA,V). ', 'Regla general 5' , 1);" calcext:value-type="string">
            <text:p>INSERT INTO ruler.predicado(dominio, nombre, descripcion, tipo_predicado) VALUES (4, 'liquidacion_planta(primaSecr,S,M,DL,P,C,DLA,V):- prima_secretarial(S,P,C,M,DLA,V). ', 'Regla general 5' , 1);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gastos_rep(12).</text:p>
          </table:table-cell>
          <table:table-cell office:value-type="string" calcext:value-type="string">
            <text:p>Hecho para parametrizar concepto que se debe consultar para pagos de gastos de representacion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76]&amp;&quot;', '&quot;&amp;[.D176]&amp;&quot;' , 1);&quot;" office:value-type="string" office:string-value="INSERT INTO ruler.predicado(dominio, nombre, descripcion, tipo_predicado) VALUES (4, 'aplica_gastos_rep(12).', 'Hecho para parametrizar concepto que se debe consultar para pagos de gastos de representacion' , 1);" calcext:value-type="string">
            <text:p>INSERT INTO ruler.predicado(dominio, nombre, descripcion, tipo_predicado) VALUES (4, 'aplica_gastos_rep(12).', 'Hecho para parametrizar concepto que se debe consultar para pagos de gastos de representacion' , 1);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duccion_gastos_rep_rector(DGR):- cargo(1), ingreso_retencion(IR), valor_gastos_rep(G), DGR is IR - G. </text:p>
          </table:table-cell>
          <table:table-cell office:value-type="string" calcext:value-type="string">
            <text:p>Calculo de deduccion de gastos de representación; aplica para rector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77]&amp;&quot;', '&quot;&amp;[.D177]&amp;&quot;' , 1);&quot;" office:value-type="string" office:string-value="INSERT INTO ruler.predicado(dominio, nombre, descripcion, tipo_predicado) VALUES (4, 'deduccion_gastos_rep_rector(DGR):- cargo(1), ingreso_retencion(IR), valor_gastos_rep(G), DGR is IR - G. ', 'Calculo de deduccion de gastos de representación; aplica para rector' , 1);" calcext:value-type="string">
            <text:p>INSERT INTO ruler.predicado(dominio, nombre, descripcion, tipo_predicado) VALUES (4, 'deduccion_gastos_rep_rector(DGR):- cargo(1), ingreso_retencion(IR), valor_gastos_rep(G), DGR is IR - G. ', 'Calculo de deduccion de gastos de representación; aplica para rector' , 1);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secretarial(S,P,C,M,DLA,V) :- secretario(C), periodo_liq_primsec(M), (DLA @&gt; 0, DLA @=&lt; 360 -&gt; Z is 1 ; DLA @&gt;= 361, DLA @=&lt; 1080 -&gt; Z is 2 ; DLA @&gt;= 1081, DLA @=&lt; 2880 -&gt; Z is 3; DLA @&gt;= 2881, DLA @=&lt; 5400 -&gt; Z is 4; DLA @&gt;5401 -&gt; Z is 5; Z is 1), porcentaje_ps(P,Z,A), V is (S*A rnd 0).</text:p>
          </table:table-cell>
          <table:table-cell office:value-type="string" calcext:value-type="string">
            <text:p>Prima semestral. Recibe S salario, P periodo, fecha ingreso de funcionario y fecha actu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78]&amp;&quot;', '&quot;&amp;[.D178]&amp;&quot;' , 1);&quot;" office:value-type="string" office:string-value="INSERT INTO ruler.predicado(dominio, nombre, descripcion, tipo_predicado) VALUES (4, 'prima_secretarial(S,P,C,M,DLA,V) :- secretario(C), periodo_liq_primsec(M), (DLA @&gt; 0, DLA @=&lt; 360 -&gt; Z is 1 ; DLA @&gt;= 361, DLA @=&lt; 1080 -&gt; Z is 2 ; DLA @&gt;= 1081, DLA @=&lt; 2880 -&gt; Z is 3; DLA @&gt;= 2881, DLA @=&lt; 5400 -&gt; Z is 4; DLA @&gt;5401 -&gt; Z is 5; Z is 1), porcentaje_ps(P,Z,A), V is (S*A rnd 0).', 'Prima semestral. Recibe S salario, P periodo, fecha ingreso de funcionario y fecha actual' , 1);" calcext:value-type="string">
            <text:p>INSERT INTO ruler.predicado(dominio, nombre, descripcion, tipo_predicado) VALUES (4, 'prima_secretarial(S,P,C,M,DLA,V) :- secretario(C), periodo_liq_primsec(M), (DLA @&gt; 0, DLA @=&lt; 360 -&gt; Z is 1 ; DLA @&gt;= 361, DLA @=&lt; 1080 -&gt; Z is 2 ; DLA @&gt;= 1081, DLA @=&lt; 2880 -&gt; Z is 3; DLA @&gt;= 2881, DLA @=&lt; 5400 -&gt; Z is 4; DLA @&gt;5401 -&gt; Z is 5; Z is 1), porcentaje_ps(P,Z,A), V is (S*A rnd 0).', 'Prima semestral. Recibe S salario, P periodo, fecha ingreso de funcionario y fecha actual' , 1);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do_solidaridad_fun(TD,P,M,V) :- periodo_liq_fondo(M),salario_minimo(P,SM),porcentaje_fondo(TD, SM, PF), V is (PF * TD) approach 100. </text:p>
          </table:table-cell>
          <table:table-cell office:value-type="string" calcext:value-type="string">
            <text:p>Operacion para fondo de solidaridad, recibe total devengado y salario minimo vigent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79]&amp;&quot;', '&quot;&amp;[.D179]&amp;&quot;' , 1);&quot;" office:value-type="string" office:string-value="INSERT INTO ruler.predicado(dominio, nombre, descripcion, tipo_predicado) VALUES (4, 'fondo_solidaridad_fun(TD,P,M,V) :- periodo_liq_fondo(M),salario_minimo(P,SM),porcentaje_fondo(TD, SM, PF), V is (PF * TD) approach 100. ', 'Operacion para fondo de solidaridad, recibe total devengado y salario minimo vigente' , 1);" calcext:value-type="string">
            <text:p>INSERT INTO ruler.predicado(dominio, nombre, descripcion, tipo_predicado) VALUES (4, 'fondo_solidaridad_fun(TD,P,M,V) :- periodo_liq_fondo(M),salario_minimo(P,SM),porcentaje_fondo(TD, SM, PF), V is (PF * TD) approach 100. ', 'Operacion para fondo de solidaridad, recibe total devengado y salario minimo vigente' , 1);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80]&amp;&quot;', '&quot;&amp;[.D180]&amp;&quot;' , 1);&quot;" office:value-type="string" office:string-value="INSERT INTO ruler.predicado(dominio, nombre, descripcion, tipo_predicado) VALUES (4, 'conceptos_ibc(nombreRegla1239).', 'Hecho que contiene nombre de concepto que debe ser tenido en cuenta para pagos de salud' , 1);" calcext:value-type="string">
            <text:p>INSERT INTO ruler.predicado(dominio, nombre, descripcion, tipo_predicado) VALUES (4, 'conceptos_ibc(nombreRegla1239).', 'Hecho que contiene nombre de concepto que debe ser tenido en cuenta para pagos de salud' , 1);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bs(N,D,V):- bonificacion_servicio_ps(N,X), V is ((X/12) * (D/30) rnd 0).</text:p>
          </table:table-cell>
          <table:table-cell office:value-type="string" calcext:value-type="string">
            <text:p>Doceava bonificacion por servicios admin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81]&amp;&quot;', '&quot;&amp;[.D181]&amp;&quot;' , 1);&quot;" office:value-type="string" office:string-value="INSERT INTO ruler.predicado(dominio, nombre, descripcion, tipo_predicado) VALUES (4, 'doceava_bs(N,D,V):- bonificacion_servicio_ps(N,X), V is ((X/12) * (D/30) rnd 0).', 'Doceava bonificacion por servicios admin' , 1);" calcext:value-type="string">
            <text:p>INSERT INTO ruler.predicado(dominio, nombre, descripcion, tipo_predicado) VALUES (4, 'doceava_bs(N,D,V):- bonificacion_servicio_ps(N,X), V is ((X/12) * (D/30) rnd 0).', 'Doceava bonificacion por servicios admin' , 1);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v(N,V) :- prima_vacaciones(N,X), V is (X/12 rnd 0).</text:p>
          </table:table-cell>
          <table:table-cell office:value-type="string" calcext:value-type="string">
            <text:p>Doceava prima vacacione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82]&amp;&quot;', '&quot;&amp;[.D182]&amp;&quot;' , 1);&quot;" office:value-type="string" office:string-value="INSERT INTO ruler.predicado(dominio, nombre, descripcion, tipo_predicado) VALUES (4, 'doceava_pv(N,V) :- prima_vacaciones(N,X), V is (X/12 rnd 0).', 'Doceava prima vacaciones' , 1);" calcext:value-type="string">
            <text:p>INSERT INTO ruler.predicado(dominio, nombre, descripcion, tipo_predicado) VALUES (4, 'doceava_pv(N,V) :- prima_vacaciones(N,X), V is (X/12 rnd 0).', 'Doceava prima vacaciones' , 1);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(N,V):-bonificacion_servicio(N,X), V is (X/12 rnd 0).</text:p>
          </table:table-cell>
          <table:table-cell office:value-type="string" calcext:value-type="string">
            <text:p>Doceava bonificacion por servicios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83]&amp;&quot;', '&quot;&amp;[.D183]&amp;&quot;' , 1);&quot;" office:value-type="string" office:string-value="INSERT INTO ruler.predicado(dominio, nombre, descripcion, tipo_predicado) VALUES (4, 'doceava(N,V):-bonificacion_servicio(N,X), V is (X/12 rnd 0).', 'Doceava bonificacion por servicios' , 1);" calcext:value-type="string">
            <text:p>INSERT INTO ruler.predicado(dominio, nombre, descripcion, tipo_predicado) VALUES (4, 'doceava(N,V):-bonificacion_servicio(N,X), V is (X/12 rnd 0).', 'Doceava bonificacion por servicios' , 1);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2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84]&amp;&quot;', '&quot;&amp;[.D184]&amp;&quot;' , 1);&quot;" office:value-type="string" office:string-value="INSERT INTO ruler.predicado(dominio, nombre, descripcion, tipo_predicado) VALUES (4, 'concepto_bon_serv_dic(129).', 'Concepto que debe ser buscado en prima de diciembre' , 1);" calcext:value-type="string">
            <text:p>INSERT INTO ruler.predicado(dominio, nombre, descripcion, tipo_predicado) VALUES (4, 'concepto_bon_serv_dic(129).', 'Concepto que debe ser buscado en prima de diciembre' , 1);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195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85]&amp;&quot;', '&quot;&amp;[.D185]&amp;&quot;' , 1);&quot;" office:value-type="string" office:string-value="INSERT INTO ruler.predicado(dominio, nombre, descripcion, tipo_predicado) VALUES (4, 'concepto_bon_serv_dic(1195).', 'Concepto que debe ser buscado en prima de diciembre' , 1);" calcext:value-type="string">
            <text:p>INSERT INTO ruler.predicado(dominio, nombre, descripcion, tipo_predicado) VALUES (4, 'concepto_bon_serv_dic(1195).', 'Concepto que debe ser buscado en prima de diciembre' , 1);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3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86]&amp;&quot;', '&quot;&amp;[.D186]&amp;&quot;' , 1);&quot;" office:value-type="string" office:string-value="INSERT INTO ruler.predicado(dominio, nombre, descripcion, tipo_predicado) VALUES (4, 'concepto_bon_serv_dic(139).', 'Concepto que debe ser buscado en prima de diciembre' , 1);" calcext:value-type="string">
            <text:p>INSERT INTO ruler.predicado(dominio, nombre, descripcion, tipo_predicado) VALUES (4, 'concepto_bon_serv_dic(139).', 'Concepto que debe ser buscado en prima de diciembre' , 1);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2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87]&amp;&quot;', '&quot;&amp;[.D187]&amp;&quot;' , 1);&quot;" office:value-type="string" office:string-value="INSERT INTO ruler.predicado(dominio, nombre, descripcion, tipo_predicado) VALUES (4, 'concepto_bon_serv_ps(129).', 'Concepto que debe ser buscado en prima semestral' , 1);" calcext:value-type="string">
            <text:p>INSERT INTO ruler.predicado(dominio, nombre, descripcion, tipo_predicado) VALUES (4, 'concepto_bon_serv_ps(129).', 'Concepto que debe ser buscado en prima semestral' , 1);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195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88]&amp;&quot;', '&quot;&amp;[.D188]&amp;&quot;' , 1);&quot;" office:value-type="string" office:string-value="INSERT INTO ruler.predicado(dominio, nombre, descripcion, tipo_predicado) VALUES (4, 'concepto_bon_serv_ps(1195).', 'Concepto que debe ser buscado en prima semestral' , 1);" calcext:value-type="string">
            <text:p>INSERT INTO ruler.predicado(dominio, nombre, descripcion, tipo_predicado) VALUES (4, 'concepto_bon_serv_ps(1195).', 'Concepto que debe ser buscado en prima semestral' , 1);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3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89]&amp;&quot;', '&quot;&amp;[.D189]&amp;&quot;' , 1);&quot;" office:value-type="string" office:string-value="INSERT INTO ruler.predicado(dominio, nombre, descripcion, tipo_predicado) VALUES (4, 'concepto_bon_serv_ps(139).', 'Concepto que debe ser buscado en prima semestral' , 1);" calcext:value-type="string">
            <text:p>INSERT INTO ruler.predicado(dominio, nombre, descripcion, tipo_predicado) VALUES (4, 'concepto_bon_serv_ps(139).', 'Concepto que debe ser buscado en prima semestral' , 1);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s(N,V):- prima_servicios(N,X), V is (X/12 rnd 0).</text:p>
          </table:table-cell>
          <table:table-cell office:value-type="string" calcext:value-type="string">
            <text:p>Doceava prima semestr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90]&amp;&quot;', '&quot;&amp;[.D190]&amp;&quot;' , 1);&quot;" office:value-type="string" office:string-value="INSERT INTO ruler.predicado(dominio, nombre, descripcion, tipo_predicado) VALUES (4, 'doceava_ps(N,V):- prima_servicios(N,X), V is (X/12 rnd 0).', 'Doceava prima semestral' , 1);" calcext:value-type="string">
            <text:p>INSERT INTO ruler.predicado(dominio, nombre, descripcion, tipo_predicado) VALUES (4, 'doceava_ps(N,V):- prima_servicios(N,X), V is (X/12 rnd 0).', 'Doceava prima semestral' , 1);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laboral).</text:p>
          </table:table-cell>
          <table:table-cell office:value-type="string" calcext:value-type="string">
            <text:p>Regla para tener en cuenta la incapacidad laboral en la afectación de seguridad soci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91]&amp;&quot;', '&quot;&amp;[.D191]&amp;&quot;' , 1);&quot;" office:value-type="string" office:string-value="INSERT INTO ruler.predicado(dominio, nombre, descripcion, tipo_predicado) VALUES (4, 'afectacion_seguridad(incapacidad_laboral).', 'Regla para tener en cuenta la incapacidad laboral en la afectación de seguridad social' , 1);" calcext:value-type="string">
            <text:p>INSERT INTO ruler.predicado(dominio, nombre, descripcion, tipo_predicado) VALUES (4, 'afectacion_seguridad(incapacidad_laboral).', 'Regla para tener en cuenta la incapacidad laboral en la afectación de seguridad social' , 1);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general).</text:p>
          </table:table-cell>
          <table:table-cell office:value-type="string" calcext:value-type="string">
            <text:p>Regla para tener en cuenta la incapacidad laboral en la afectacin de seguridad soci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92]&amp;&quot;', '&quot;&amp;[.D192]&amp;&quot;' , 1);&quot;" office:value-type="string" office:string-value="INSERT INTO ruler.predicado(dominio, nombre, descripcion, tipo_predicado) VALUES (4, 'afectacion_seguridad(incapacidad_general).', 'Regla para tener en cuenta la incapacidad laboral en la afectacin de seguridad social' , 1);" calcext:value-type="string">
            <text:p>INSERT INTO ruler.predicado(dominio, nombre, descripcion, tipo_predicado) VALUES (4, 'afectacion_seguridad(incapacidad_general).', 'Regla para tener en cuenta la incapacidad laboral en la afectacin de seguridad social' , 1);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6,0.04).</text:p>
          </table:table-cell>
          <table:table-cell office:value-type="string" calcext:value-type="string">
            <text:p>Porcentaje de salud para 2016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93]&amp;&quot;', '&quot;&amp;[.D193]&amp;&quot;' , 1);&quot;" office:value-type="string" office:string-value="INSERT INTO ruler.predicado(dominio, nombre, descripcion, tipo_predicado) VALUES (4, 'p_salud(otro, 2016,0.04).', 'Porcentaje de salud para 2016' , 1);" calcext:value-type="string">
            <text:p>INSERT INTO ruler.predicado(dominio, nombre, descripcion, tipo_predicado) VALUES (4, 'p_salud(otro, 2016,0.04).', 'Porcentaje de salud para 2016' , 1);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94]&amp;&quot;', '&quot;&amp;[.D194]&amp;&quot;' , 1);&quot;" office:value-type="string" office:string-value="INSERT INTO ruler.predicado(dominio, nombre, descripcion, tipo_predicado) VALUES (4, 'porcentaje_gr(2017,3, 0.20).', 'factor que asocia porcentaje de para gastos de representacion segun cargo. Cargo 6 = secretario_general' , 1);" calcext:value-type="string">
            <text:p>INSERT INTO ruler.predicado(dominio, nombre, descripcion, tipo_predicado) VALUES (4, 'porcentaje_gr(2017,3, 0.20).', 'factor que asocia porcentaje de para gastos de representacion segun cargo. Cargo 6 = secretario_general' , 1);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95]&amp;&quot;', '&quot;&amp;[.D195]&amp;&quot;' , 1);&quot;" office:value-type="string" office:string-value="INSERT INTO ruler.predicado(dominio, nombre, descripcion, tipo_predicado) VALUES (4, 'porcentaje_gr(2017,1, 0.50).', 'factor que asocia porcentaje de para gastos de representacion segun cargo. Cargo 1 = rector' , 1);" calcext:value-type="string">
            <text:p>INSERT INTO ruler.predicado(dominio, nombre, descripcion, tipo_predicado) VALUES (4, 'porcentaje_gr(2017,1, 0.50).', 'factor que asocia porcentaje de para gastos de representacion segun cargo. Cargo 1 = rector' , 1);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96]&amp;&quot;', '&quot;&amp;[.D196]&amp;&quot;' , 1);&quot;" office:value-type="string" office:string-value="INSERT INTO ruler.predicado(dominio, nombre, descripcion, tipo_predicado) VALUES (4, 'porcentaje_gr(2017,2, 0.50).', 'factor que asocia porcentaje de para gastos de representacion segun cargo. Cargo 2 = Vicerrector' , 1);" calcext:value-type="string">
            <text:p>INSERT INTO ruler.predicado(dominio, nombre, descripcion, tipo_predicado) VALUES (4, 'porcentaje_gr(2017,2, 0.50).', 'factor que asocia porcentaje de para gastos de representacion segun cargo. Cargo 2 = Vicerrector' , 1);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97]&amp;&quot;', '&quot;&amp;[.D197]&amp;&quot;' , 1);&quot;" office:value-type="string" office:string-value="INSERT INTO ruler.predicado(dominio, nombre, descripcion, tipo_predicado) VALUES (4, 'porcentaje_gr(2017,218, 0.30).', 'factor que asocia porcentaje de para gastos de representacion segun cargo. Cargo 5 = decano_de_universidad' , 1);" calcext:value-type="string">
            <text:p>INSERT INTO ruler.predicado(dominio, nombre, descripcion, tipo_predicado) VALUES (4, 'porcentaje_gr(2017,218, 0.30).', 'factor que asocia porcentaje de para gastos de representacion segun cargo. Cargo 5 = decano_de_universidad' , 1);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98]&amp;&quot;', '&quot;&amp;[.D198]&amp;&quot;' , 1);&quot;" office:value-type="string" office:string-value="INSERT INTO ruler.predicado(dominio, nombre, descripcion, tipo_predicado) VALUES (4, 'porcentaje_gr(2017,263, 0.50).', 'factor que asocia porcentaje de para gastos de representacion segun cargo. Cargo 3 = Vicerrector_academico' , 1);" calcext:value-type="string">
            <text:p>INSERT INTO ruler.predicado(dominio, nombre, descripcion, tipo_predicado) VALUES (4, 'porcentaje_gr(2017,263, 0.50).', 'factor que asocia porcentaje de para gastos de representacion segun cargo. Cargo 3 = Vicerrector_academico' , 1);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199]&amp;&quot;', '&quot;&amp;[.D199]&amp;&quot;' , 1);&quot;" office:value-type="string" office:string-value="INSERT INTO ruler.predicado(dominio, nombre, descripcion, tipo_predicado) VALUES (4, 'porcentaje_gr(2017,265, 0.50).', 'Porcentaje de gastos de representación para cargo 265' , 1);" calcext:value-type="string">
            <text:p>INSERT INTO ruler.predicado(dominio, nombre, descripcion, tipo_predicado) VALUES (4, 'porcentaje_gr(2017,265, 0.50).', 'Porcentaje de gastos de representación para cargo 265' , 1);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00]&amp;&quot;', '&quot;&amp;[.D200]&amp;&quot;' , 1);&quot;" office:value-type="string" office:string-value="INSERT INTO ruler.predicado(dominio, nombre, descripcion, tipo_predicado) VALUES (4, 'porcentaje_gr(2017,264, 0.50).', 'factor que asocia porcentaje de para gastos de representacion segun cargo. Cargo 4 = Vicerrector_admin_financiero' , 1);" calcext:value-type="string">
            <text:p>INSERT INTO ruler.predicado(dominio, nombre, descripcion, tipo_predicado) VALUES (4, 'porcentaje_gr(2017,264, 0.50).', 'factor que asocia porcentaje de para gastos de representacion segun cargo. Cargo 4 = Vicerrector_admin_financiero' , 1);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01]&amp;&quot;', '&quot;&amp;[.D201]&amp;&quot;' , 1);&quot;" office:value-type="string" office:string-value="INSERT INTO ruler.predicado(dominio, nombre, descripcion, tipo_predicado) VALUES (4, 'porcentaje_pa(2017, 1, 0).', 'Porcentaje para prima antiguedad. Segun rango de dias, existe un porcentaje' , 1);" calcext:value-type="string">
            <text:p>INSERT INTO ruler.predicado(dominio, nombre, descripcion, tipo_predicado) VALUES (4, 'porcentaje_pa(2017, 1, 0).', 'Porcentaje para prima antiguedad. Segun rango de dias, existe un porcentaje' , 1);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02]&amp;&quot;', '&quot;&amp;[.D202]&amp;&quot;' , 1);&quot;" office:value-type="string" office:string-value="INSERT INTO ruler.predicado(dominio, nombre, descripcion, tipo_predicado) VALUES (4, 'porcentaje_pa(2017,2,0.03).', 'Porcentaje para prima antiguedad. Segun rango de dias, existe un porcentaje' , 1);" calcext:value-type="string">
            <text:p>INSERT INTO ruler.predicado(dominio, nombre, descripcion, tipo_predicado) VALUES (4, 'porcentaje_pa(2017,2,0.03).', 'Porcentaje para prima antiguedad. Segun rango de dias, existe un porcentaje' , 1);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03]&amp;&quot;', '&quot;&amp;[.D203]&amp;&quot;' , 1);&quot;" office:value-type="string" office:string-value="INSERT INTO ruler.predicado(dominio, nombre, descripcion, tipo_predicado) VALUES (4, 'porcentaje_pa(2017,3,0.05).', 'Porcentaje para prima antiguedad. Segun rango de dias, existe un porcentaje' , 1);" calcext:value-type="string">
            <text:p>INSERT INTO ruler.predicado(dominio, nombre, descripcion, tipo_predicado) VALUES (4, 'porcentaje_pa(2017,3,0.05).', 'Porcentaje para prima antiguedad. Segun rango de dias, existe un porcentaje' , 1);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04]&amp;&quot;', '&quot;&amp;[.D204]&amp;&quot;' , 1);&quot;" office:value-type="string" office:string-value="INSERT INTO ruler.predicado(dominio, nombre, descripcion, tipo_predicado) VALUES (4, 'porcentaje_pa(2017,4,0.07).', 'Porcentaje para prima antiguedad. Segun rango de dias, existe un porcentaje' , 1);" calcext:value-type="string">
            <text:p>INSERT INTO ruler.predicado(dominio, nombre, descripcion, tipo_predicado) VALUES (4, 'porcentaje_pa(2017,4,0.07).', 'Porcentaje para prima antiguedad. Segun rango de dias, existe un porcentaje' , 1);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05]&amp;&quot;', '&quot;&amp;[.D205]&amp;&quot;' , 1);&quot;" office:value-type="string" office:string-value="INSERT INTO ruler.predicado(dominio, nombre, descripcion, tipo_predicado) VALUES (4, 'porcentaje_ps(2017,1, 0).', 'Porcentaje para prima secretarial. Segun rango de dias, existe un porcentaje' , 1);" calcext:value-type="string">
            <text:p>INSERT INTO ruler.predicado(dominio, nombre, descripcion, tipo_predicado) VALUES (4, 'porcentaje_ps(2017,1, 0).', 'Porcentaje para prima secretarial. Segun rango de dias, existe un porcentaje' , 1);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06]&amp;&quot;', '&quot;&amp;[.D206]&amp;&quot;' , 1);&quot;" office:value-type="string" office:string-value="INSERT INTO ruler.predicado(dominio, nombre, descripcion, tipo_predicado) VALUES (4, 'porcentaje_ps(2017,2, 0.03).', 'Porcentaje para prima secretarial. Segun rango de dias, existe un porcentaje' , 1);" calcext:value-type="string">
            <text:p>INSERT INTO ruler.predicado(dominio, nombre, descripcion, tipo_predicado) VALUES (4, 'porcentaje_ps(2017,2, 0.03).', 'Porcentaje para prima secretarial. Segun rango de dias, existe un porcentaje' , 1);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07]&amp;&quot;', '&quot;&amp;[.D207]&amp;&quot;' , 1);&quot;" office:value-type="string" office:string-value="INSERT INTO ruler.predicado(dominio, nombre, descripcion, tipo_predicado) VALUES (4, 'porcentaje_ps(2017,3, 0.05).', 'Porcentaje para prima secretarial. Segun rango de dias, existe un porcentaje' , 1);" calcext:value-type="string">
            <text:p>INSERT INTO ruler.predicado(dominio, nombre, descripcion, tipo_predicado) VALUES (4, 'porcentaje_ps(2017,3, 0.05).', 'Porcentaje para prima secretarial. Segun rango de dias, existe un porcentaje' , 1);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08]&amp;&quot;', '&quot;&amp;[.D208]&amp;&quot;' , 1);&quot;" office:value-type="string" office:string-value="INSERT INTO ruler.predicado(dominio, nombre, descripcion, tipo_predicado) VALUES (4, 'porcentaje_ps(2017,4, 0.07).', 'Porcentaje para prima secretarial. Segun rango de dias, existe un porcentaje' , 1);" calcext:value-type="string">
            <text:p>INSERT INTO ruler.predicado(dominio, nombre, descripcion, tipo_predicado) VALUES (4, 'porcentaje_ps(2017,4, 0.07).', 'Porcentaje para prima secretarial. Segun rango de dias, existe un porcentaje' , 1);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09]&amp;&quot;', '&quot;&amp;[.D209]&amp;&quot;' , 1);&quot;" office:value-type="string" office:string-value="INSERT INTO ruler.predicado(dominio, nombre, descripcion, tipo_predicado) VALUES (4, 'porcentaje_ps(2017,5, 0.09).', 'Porcentaje para prima secretarial. Segun rango de dias, existe un porcentaje' , 1);" calcext:value-type="string">
            <text:p>INSERT INTO ruler.predicado(dominio, nombre, descripcion, tipo_predicado) VALUES (4, 'porcentaje_ps(2017,5, 0.09).', 'Porcentaje para prima secretarial. Segun rango de dias, existe un porcentaje' , 1);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10]&amp;&quot;', '&quot;&amp;[.D210]&amp;&quot;' , 1);&quot;" office:value-type="string" office:string-value="INSERT INTO ruler.predicado(dominio, nombre, descripcion, tipo_predicado) VALUES (4, 'porcentaje_pension(2017,1, 0.04).', 'Porcentaje de pension para 1 = funcionario en 2016' , 1);" calcext:value-type="string">
            <text:p>INSERT INTO ruler.predicado(dominio, nombre, descripcion, tipo_predicado) VALUES (4, 'porcentaje_pension(2017,1, 0.04).', 'Porcentaje de pension para 1 = funcionario en 2016' , 1);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11]&amp;&quot;', '&quot;&amp;[.D211]&amp;&quot;' , 1);&quot;" office:value-type="string" office:string-value="INSERT INTO ruler.predicado(dominio, nombre, descripcion, tipo_predicado) VALUES (4, 'porcentaje_pension(2017,2, 0.125).', 'Porcentaje de pension para 2 = UD en 2016' , 1);" calcext:value-type="string">
            <text:p>INSERT INTO ruler.predicado(dominio, nombre, descripcion, tipo_predicado) VALUES (4, 'porcentaje_pension(2017,2, 0.125).', 'Porcentaje de pension para 2 = UD en 2016' , 1);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7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12]&amp;&quot;', '&quot;&amp;[.D212]&amp;&quot;' , 1);&quot;" office:value-type="string" office:string-value="INSERT INTO ruler.predicado(dominio, nombre, descripcion, tipo_predicado) VALUES (4, 'p_salud(exterior_familia, 2017,0.015).', 'Salud por UD. TD es el total devengado por la persona, P periodo' , 1);" calcext:value-type="string">
            <text:p>INSERT INTO ruler.predicado(dominio, nombre, descripcion, tipo_predicado) VALUES (4, 'p_salud(exterior_familia, 2017,0.015).', 'Salud por UD. TD es el total devengado por la persona, P periodo' , 1);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7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13]&amp;&quot;', '&quot;&amp;[.D213]&amp;&quot;' , 1);&quot;" office:value-type="string" office:string-value="INSERT INTO ruler.predicado(dominio, nombre, descripcion, tipo_predicado) VALUES (4, 'concepto(prueba, devengo, porcentaje, salud,0.5 , 2017).', 'Regla de prueba' , 1);" calcext:value-type="string">
            <text:p>INSERT INTO ruler.predicado(dominio, nombre, descripcion, tipo_predicado) VALUES (4, 'concepto(prueba, devengo, porcentaje, salud,0.5 , 2017).', 'Regla de prueba' , 1);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7,0.04).</text:p>
          </table:table-cell>
          <table:table-cell office:value-type="string" calcext:value-type="string">
            <text:p>Porcentaje de salud para 2017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14]&amp;&quot;', '&quot;&amp;[.D214]&amp;&quot;' , 1);&quot;" office:value-type="string" office:string-value="INSERT INTO ruler.predicado(dominio, nombre, descripcion, tipo_predicado) VALUES (4, 'p_salud(otro, 2017,0.04).', 'Porcentaje de salud para 2017' , 1);" calcext:value-type="string">
            <text:p>INSERT INTO ruler.predicado(dominio, nombre, descripcion, tipo_predicado) VALUES (4, 'p_salud(otro, 2017,0.04).', 'Porcentaje de salud para 2017' , 1);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seguridad_social)-&gt;(R is Z)).</text:p>
          </table:table-cell>
          <table:table-cell office:value-type="string" calcext:value-type="string">
            <text:p>Para tener en cuenta conceptos de seguridad soci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15]&amp;&quot;', '&quot;&amp;[.D215]&amp;&quot;' , 1);&quot;" office:value-type="string" office:string-value="INSERT INTO ruler.predicado(dominio, nombre, descripcion, tipo_predicado) VALUES (4, 'info_concepto(X,T,P,N,R):- concepto(X,T,Y,N,Z,P), ((Y==seguridad_social)-&gt;(R is Z)).', 'Para tener en cuenta conceptos de seguridad social' , 1);" calcext:value-type="string">
            <text:p>INSERT INTO ruler.predicado(dominio, nombre, descripcion, tipo_predicado) VALUES (4, 'info_concepto(X,T,P,N,R):- concepto(X,T,Y,N,Z,P), ((Y==seguridad_social)-&gt;(R is Z)).', 'Para tener en cuenta conceptos de seguridad social' , 1);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c_obli_planta(salud, TD, P,M, V):- salud_fun(TD,P,M,V).</text:p>
          </table:table-cell>
          <table:table-cell office:value-type="string" calcext:value-type="string">
            <text:p>Regla general 7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16]&amp;&quot;', '&quot;&amp;[.D216]&amp;&quot;' , 1);&quot;" office:value-type="string" office:string-value="INSERT INTO ruler.predicado(dominio, nombre, descripcion, tipo_predicado) VALUES (4, 'desc_obli_planta(salud, TD, P,M, V):- salud_fun(TD,P,M,V).', 'Regla general 7' , 1);" calcext:value-type="string">
            <text:p>INSERT INTO ruler.predicado(dominio, nombre, descripcion, tipo_predicado) VALUES (4, 'desc_obli_planta(salud, TD, P,M, V):- salud_fun(TD,P,M,V).', 'Regla general 7' , 1);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c_obli_planta(pension, TD, P,M, V):- pension_fun(TD,P,M,V).</text:p>
          </table:table-cell>
          <table:table-cell office:value-type="string" calcext:value-type="string">
            <text:p>Regla general 8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17]&amp;&quot;', '&quot;&amp;[.D217]&amp;&quot;' , 1);&quot;" office:value-type="string" office:string-value="INSERT INTO ruler.predicado(dominio, nombre, descripcion, tipo_predicado) VALUES (4, 'desc_obli_planta(pension, TD, P,M, V):- pension_fun(TD,P,M,V).', 'Regla general 8' , 1);" calcext:value-type="string">
            <text:p>INSERT INTO ruler.predicado(dominio, nombre, descripcion, tipo_predicado) VALUES (4, 'desc_obli_planta(pension, TD, P,M, V):- pension_fun(TD,P,M,V).', 'Regla general 8' , 1);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nitivo_deduccion(DD):- alivio_ben(AB), alivio_vin(AV), alivio_salud(AS), DD is AB + AV + AS.</text:p>
          </table:table-cell>
          <table:table-cell office:value-type="string" calcext:value-type="string">
            <text:p>Valor definitivo de la deduccion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4, '&quot;&amp;[.C218]&amp;&quot;', '&quot;&amp;[.D218]&amp;&quot;' , 1);&quot;" office:value-type="string" office:string-value="INSERT INTO ruler.predicado(dominio, nombre, descripcion, tipo_predicado) VALUES (4, 'definitivo_deduccion(DD):- alivio_ben(AB), alivio_vin(AV), alivio_salud(AS), DD is AB + AV + AS.', 'Valor definitivo de la deduccion' , 1);" calcext:value-type="string">
            <text:p>INSERT INTO ruler.predicado(dominio, nombre, descripcion, tipo_predicado) VALUES (4, 'definitivo_deduccion(DD):- alivio_ben(AB), alivio_vin(AV), alivio_salud(AS), DD is AB + AV + AS.', 'Valor definitivo de la deduccion' , 1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1:28:09.3026116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15:43:14.885977167</dc:date>
    <dc:creator>Maria Ortiz</dc:creator>
    <meta:editing-duration>PT6H19M55S</meta:editing-duration>
    <meta:editing-cycles>6</meta:editing-cycles>
    <meta:generator>LibreOffice/5.0.6.2$Linux_X86_64 LibreOffice_project/00$Build-2</meta:generator>
    <meta:document-statistic meta:table-count="1" meta:cell-count="1306" meta:object-count="0"/>
  </office:meta>
</office:document-meta>
</file>